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2.75cm" fo:min-width="17.791cm"/>
    </style:style>
    <style:style style:name="gr3" style:family="graphic" style:parent-style-name="CodeBox">
      <style:graphic-properties draw:fill="solid" draw:fill-color="#ff9966" fo:min-height="3.641cm" fo:min-width="12.349cm"/>
    </style:style>
    <style:style style:name="gr4"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2" style:family="graphic" style:parent-style-name="CodeBox">
      <style:graphic-properties fo:min-height="7.365cm" fo:min-width="13.27cm"/>
    </style:style>
    <style:style style:name="gr13" style:family="graphic" style:parent-style-name="CodeBox">
      <style:graphic-properties draw:fill="solid" draw:fill-color="#ff9966" fo:min-height="3.072cm" fo:min-width="10.849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fo:min-height="6.05cm" fo:min-width="11.849cm"/>
    </style:style>
    <style:style style:name="gr17" style:family="graphic" style:parent-style-name="CodeBox">
      <style:graphic-properties draw:fill="solid" draw:fill-color="#ff9966" fo:min-height="1.25cm" fo:min-width="7cm"/>
    </style:style>
    <style:style style:name="gr18" style:family="graphic" style:parent-style-name="standard">
      <style:graphic-properties svg:stroke-color="#4c4c4c" draw:textarea-horizontal-align="center" draw:textarea-vertical-align="middle"/>
    </style:style>
    <style:style style:name="gr1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22" style:family="graphic" style:parent-style-name="CodeBox">
      <style:graphic-properties fo:min-height="5.85cm" fo:min-width="12.849cm"/>
    </style:style>
    <style:style style:name="gr23" style:family="graphic" style:parent-style-name="CodeBox">
      <style:graphic-properties draw:fill="solid" draw:fill-color="#ff9966" fo:min-height="3.641cm" fo:min-width="13.015cm"/>
    </style:style>
    <style:style style:name="gr24" style:family="graphic" style:parent-style-name="standard">
      <style:graphic-properties draw:stroke="none" draw:fill="none" draw:fill-color="#ffffff" draw:textarea-horizontal-align="justify" draw:textarea-vertical-align="top" draw:auto-grow-height="true" fo:min-height="4.741cm"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26" style:family="graphic" style:parent-style-name="CodeBox">
      <style:graphic-properties draw:fill="solid" draw:fill-color="#ff9966" fo:min-height="5.503cm" fo:min-width="13.015cm"/>
    </style:style>
    <style:style style:name="gr27" style:family="graphic" style:parent-style-name="CodeBox">
      <style:graphic-properties fo:min-height="9.227cm" fo:min-width="12.849cm"/>
    </style:style>
    <style:style style:name="gr28" style:family="graphic" style:parent-style-name="CodeBox">
      <style:graphic-properties draw:fill="solid" draw:fill-color="#ff9966" fo:min-height="4.572cm" fo:min-width="10.015cm"/>
    </style:style>
    <style:style style:name="gr29" style:family="graphic" style:parent-style-name="standard">
      <style:graphic-properties draw:stroke="none" draw:fill="none" draw:fill-color="#ffffff" draw:textarea-horizontal-align="justify" draw:textarea-vertical-align="top" draw:auto-grow-height="true" fo:min-height="2.794cm" fo:padding-top="0.123cm" fo:padding-bottom="0.123cm" fo:padding-left="0.251cm" fo:padding-right="0.251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1.914cm" fo:padding-top="0.123cm" fo:padding-bottom="0.123cm" fo:padding-left="0.251cm" fo:padding-right="0.251cm" fo:wrap-option="wrap" draw:shadow="hidden"/>
    </style:style>
    <style:style style:name="gr31" style:family="graphic" style:parent-style-name="CodeBox">
      <style:graphic-properties fo:min-height="2.75cm" fo:min-width="9.4cm"/>
    </style:style>
    <style:style style:name="gr32"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4" style:family="graphic" style:parent-style-name="CodeBox">
      <style:graphic-properties fo:min-height="0.848cm" fo:min-width="5.791cm"/>
    </style:style>
    <style:style style:name="gr35"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36" style:family="graphic" style:parent-style-name="CodeBox">
      <style:graphic-properties fo:min-height="1.579cm" fo:min-width="7.2cm"/>
    </style:style>
    <style:style style:name="gr37" style:family="graphic" style:parent-style-name="CodeBox">
      <style:graphic-properties fo:min-height="1.779cm" fo:min-width="7.2cm"/>
    </style:style>
    <style:style style:name="gr38" style:family="graphic" style:parent-style-name="CodeBox">
      <style:graphic-properties fo:min-height="3.75cm" fo:min-width="14.8cm"/>
    </style:style>
    <style:style style:name="gr39" style:family="graphic" style:parent-style-name="CodeBox">
      <style:graphic-properties fo:min-height="1.93cm" fo:min-width="18.808cm"/>
    </style:style>
    <style:style style:name="gr40" style:family="graphic" style:parent-style-name="CodeBox">
      <style:graphic-properties fo:min-height="1.779cm" fo:min-width="11.235cm"/>
    </style:style>
    <style:style style:name="gr41" style:family="graphic" style:parent-style-name="CodeBox">
      <style:graphic-properties fo:min-height="1.93cm" fo:min-width="21.349cm"/>
    </style:style>
    <style:style style:name="gr42" style:family="graphic" style:parent-style-name="CodeBox">
      <style:graphic-properties fo:min-height="0.848cm" fo:min-width="5.5cm"/>
    </style:style>
    <style:style style:name="gr43" style:family="graphic" style:parent-style-name="CodeBox">
      <style:graphic-properties fo:min-height="0.779cm" fo:min-width="11.235cm"/>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46" style:family="graphic" style:parent-style-name="standard">
      <style:graphic-properties svg:stroke-color="#333333" draw:marker-end="Arrow" draw:marker-end-width="0.3cm" draw:textarea-horizontal-align="center" draw:textarea-vertical-align="middle"/>
    </style:style>
    <style:style style:name="gr47"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49" style:family="graphic" style:parent-style-name="CodeBox">
      <style:graphic-properties fo:min-height="0.75cm" fo:min-width="19.825cm"/>
    </style:style>
    <style:style style:name="gr50" style:family="graphic" style:parent-style-name="CodeBox">
      <style:graphic-properties fo:min-height="0.848cm" fo:min-width="6.609cm"/>
    </style:style>
    <style:style style:name="gr51" style:family="graphic" style:parent-style-name="CodeBox">
      <style:graphic-properties fo:min-height="0.848cm" fo:min-width="7.626cm"/>
    </style:style>
    <style:style style:name="gr52" style:family="graphic" style:parent-style-name="CodeBox">
      <style:graphic-properties fo:min-height="0.848cm" fo:min-width="8.642cm"/>
    </style:style>
    <style:style style:name="gr53" style:family="graphic" style:parent-style-name="CodeBox">
      <style:graphic-properties fo:min-height="3.332cm" fo:min-width="15.5cm"/>
    </style:style>
    <style:style style:name="gr54" style:family="graphic" style:parent-style-name="CodeBox">
      <style:graphic-properties fo:min-height="3.641cm" fo:min-width="15.266cm"/>
    </style:style>
    <style:style style:name="gr55" style:family="graphic" style:parent-style-name="CodeBox">
      <style:graphic-properties fo:min-height="3.641cm" fo:min-width="15.834cm"/>
    </style:style>
    <style:style style:name="gr56" style:family="graphic" style:parent-style-name="CodeBox">
      <style:graphic-properties fo:min-height="3.641cm" fo:min-width="16.266cm"/>
    </style:style>
    <style:style style:name="gr57" style:family="graphic" style:parent-style-name="CodeBox">
      <style:graphic-properties fo:min-height="0.549cm" fo:min-width="4.5cm"/>
    </style:style>
    <style:style style:name="gr58" style:family="graphic" style:parent-style-name="CodeBox">
      <style:graphic-properties fo:min-height="4.572cm" fo:min-width="16.266cm"/>
    </style:style>
    <style:style style:name="gr59" style:family="graphic" style:parent-style-name="CodeBox">
      <style:graphic-properties fo:min-height="4.572cm" fo:min-width="16.766cm"/>
    </style:style>
    <style:style style:name="gr6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1" style:family="graphic" style:parent-style-name="CodeBox">
      <style:graphic-properties fo:min-height="4.572cm" fo:min-width="18.274cm"/>
    </style:style>
    <style:style style:name="gr62" style:family="graphic" style:parent-style-name="CodeBox">
      <style:graphic-properties fo:min-height="1.779cm" fo:min-width="19.537cm"/>
    </style:style>
    <style:style style:name="gr63" style:family="graphic" style:parent-style-name="CodeBox">
      <style:graphic-properties fo:min-height="3.75cm" fo:min-width="20.333cm"/>
    </style:style>
    <style:style style:name="gr64" style:family="graphic" style:parent-style-name="CodeBox">
      <style:graphic-properties fo:min-height="7.701cm" fo:min-width="8.517cm"/>
    </style:style>
    <style:style style:name="gr65" style:family="graphic" style:parent-style-name="CodeBox">
      <style:graphic-properties draw:fill="solid" draw:fill-color="#ffcc99" fo:min-height="7.701cm" fo:min-width="9.327cm"/>
    </style:style>
    <style:style style:name="gr66" style:family="graphic" style:parent-style-name="CodeBox">
      <style:graphic-properties draw:fill="solid" draw:fill-color="#ffff99" fo:min-height="7.701cm" fo:min-width="8.827cm"/>
    </style:style>
    <style:style style:name="gr67" style:family="graphic" style:parent-style-name="CodeBox">
      <style:graphic-properties fo:min-height="0.75cm" fo:min-width="15.758cm"/>
    </style:style>
    <style:style style:name="gr68" style:family="graphic" style:parent-style-name="CodeBox">
      <style:graphic-properties fo:min-height="1.779cm" fo:min-width="20.333cm"/>
    </style:style>
    <style:style style:name="gr69"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70" style:family="graphic" style:parent-style-name="CodeBox">
      <style:graphic-properties fo:min-height="1.25cm" fo:min-width="16.766cm"/>
    </style:style>
    <style:style style:name="gr71" style:family="graphic" style:parent-style-name="CodeBox">
      <style:graphic-properties fo:min-height="2.71cm" fo:min-width="18.024cm"/>
    </style:style>
    <style:style style:name="gr72" style:family="graphic" style:parent-style-name="standard">
      <style:graphic-properties svg:stroke-color="#ff0000" draw:textarea-horizontal-align="center" draw:textarea-vertical-align="middle"/>
    </style:style>
    <style:style style:name="gr73" style:family="graphic" style:parent-style-name="CodeBox">
      <style:graphic-properties fo:min-height="4.572cm" fo:min-width="21.858cm"/>
    </style:style>
    <style:style style:name="gr74"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75" style:family="graphic" style:parent-style-name="CodeBox">
      <style:graphic-properties fo:min-height="3.55cm" fo:min-width="11.441cm"/>
    </style:style>
    <style:style style:name="gr76" style:family="graphic" style:parent-style-name="CodeBox">
      <style:graphic-properties fo:min-height="4.593cm" fo:min-width="8.941cm"/>
    </style:style>
    <style:style style:name="gr77" style:family="graphic" style:parent-style-name="CodeBox">
      <style:graphic-properties fo:min-height="2.71cm" fo:min-width="15.758cm"/>
    </style:style>
    <style:style style:name="gr78" style:family="graphic" style:parent-style-name="CodeBox">
      <style:graphic-properties fo:min-height="1.779cm" fo:min-width="15.758cm"/>
    </style:style>
    <style:style style:name="gr79" style:family="graphic" style:parent-style-name="CodeBox">
      <style:graphic-properties fo:min-height="1.779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36pt" style:font-size-asian="36pt" style:font-size-complex="36pt"/>
    </style:style>
    <style:style style:name="P2" style:family="paragraph">
      <style:text-properties fo:font-size="24pt" style:font-size-asian="18pt" style:font-size-complex="18pt"/>
    </style:style>
    <style:style style:name="P3" style:family="paragraph">
      <style:paragraph-properties fo:margin-left="0cm" fo:margin-right="0cm" fo:line-height="100%" fo:text-indent="0cm"/>
    </style:style>
    <style:style style:name="P4" style:family="paragraph">
      <style:paragraph-properties fo:margin-left="0cm" fo:margin-right="0cm" fo:line-height="100%" fo:text-indent="0cm" style:writing-mode="lr-tb" style:font-independent-line-spacing="true"/>
      <style:text-properties fo:font-size="24pt"/>
    </style:style>
    <style:style style:name="P5" style:family="paragraph">
      <style:paragraph-properties fo:text-align="center"/>
    </style:style>
    <style:style style:name="P6" style:family="paragraph">
      <style:paragraph-properties style:writing-mode="lr-tb" style:font-independent-line-spacing="true"/>
    </style:style>
    <style:style style:name="P7" style:family="paragraph">
      <style:text-properties fo:font-size="20pt"/>
    </style:style>
    <style:style style:name="P8" style:family="paragraph">
      <style:text-properties fo:font-size="24pt"/>
    </style:style>
    <style:style style:name="P9" style:family="paragraph">
      <style:paragraph-properties fo:margin-left="0cm" fo:margin-right="0cm" fo:line-height="100%" fo:text-indent="0cm"/>
      <style:text-properties fo:font-size="36pt" style:font-size-asian="36pt" style:font-size-complex="36pt"/>
    </style:style>
    <style:style style:name="P10" style:family="paragraph">
      <style:paragraph-properties fo:margin-left="0cm" fo:margin-right="0cm" fo:line-height="100%" fo:text-indent="0cm" style:writing-mode="lr-tb" style:font-independent-line-spacing="true"/>
      <style:text-properties fo:font-size="36pt" style:font-size-asian="36pt" style:font-size-complex="36pt"/>
    </style:style>
    <style:style style:name="P11" style:family="paragraph">
      <style:paragraph-properties fo:margin-left="0cm" fo:margin-right="0cm" fo:line-height="100%" fo:text-indent="0cm"/>
      <style:text-properties fo:font-size="28pt" style:font-size-asian="28pt" style:font-size-complex="28pt"/>
    </style:style>
    <style:style style:name="P12"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3" style:family="paragraph">
      <style:paragraph-properties fo:text-align="start"/>
    </style:style>
    <style:style style:name="P14"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5" style:family="paragraph">
      <style:text-properties fo:font-size="24pt" fo:font-style="italic" style:font-size-asian="18pt" style:font-style-asian="italic" style:font-size-complex="18pt" style:font-style-complex="italic"/>
    </style:style>
    <style:style style:name="P16" style:family="paragraph">
      <style:text-properties fo:font-size="22pt" style:font-size-asian="18pt" style:font-size-complex="18pt"/>
    </style:style>
    <style:style style:name="P17" style:family="paragraph">
      <style:text-properties fo:font-size="22pt" style:font-size-asian="22pt" style:font-size-complex="22pt"/>
    </style:style>
    <style:style style:name="P18" style:family="paragraph">
      <style:text-properties fo:font-size="20pt" style:font-size-asian="20pt" style:font-size-complex="20pt"/>
    </style:style>
    <style:style style:name="T1" style:family="text">
      <style:text-properties fo:font-size="36pt" style:font-size-asian="36pt" style:font-size-complex="36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18pt" fo:language="en" fo:country="GB" fo:text-shadow="1pt 1pt" style:font-size-asian="18pt" style:font-size-complex="18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ffffff" fo:font-family="'Arial Narrow'" style:font-family-generic="swiss" style:font-pitch="variable" fo:language="en" fo:country="GB" fo:text-shadow="1pt 1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ffff" fo:font-family="'Arial Narrow'" style:font-family-generic="swiss" style:font-pitch="variable" fo:font-size="40pt" fo:language="en" fo:country="GB" fo:text-shadow="1pt 1pt" style:font-size-asian="40pt" style:font-size-complex="40pt"/>
    </style:style>
    <style:style style:name="T9" style:family="text">
      <style:text-properties fo:font-size="24pt" fo:font-style="italic" style:font-size-asian="18pt" style:font-style-asian="italic" style:font-size-complex="18pt" style:font-style-complex="italic"/>
    </style:style>
    <style:style style:name="T10" style:family="text">
      <style:text-properties fo:font-size="22pt" style:font-size-asian="18pt" style:font-size-complex="18pt"/>
    </style:style>
    <style:style style:name="T11" style:family="text">
      <style:text-properties fo:font-size="22pt" style:font-size-asian="22pt" style:font-size-complex="22pt"/>
    </style:style>
    <style:style style:name="T12" style:family="text">
      <style:text-properties fo:font-size="20pt" style:font-size-asian="20pt" style:font-size-complex="20pt"/>
    </style:style>
    <style:style style:name="T13" style:family="text">
      <style:text-properties fo:color="#ffffff" fo:font-family="'Arial Narrow'" style:font-family-generic="swiss" style:font-pitch="variable" fo:font-size="28pt" fo:language="en" fo:country="GB" fo:text-shadow="1pt 1pt" style:font-size-asian="28pt" style:font-size-complex="28pt"/>
    </style:style>
    <style:style style:name="T14" style:family="text">
      <style:text-properties fo:color="#ffffff" fo:font-family="'Arial Narrow'" style:font-family-generic="swiss" style:font-pitch="variable" fo:font-size="28pt" fo:language="en" fo:country="GB" fo:font-style="italic" fo:text-shadow="1pt 1pt" style:text-underline-style="solid" style:text-underline-width="auto" style:text-underline-color="font-color"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No Abstraction</text:span></text:p>
          </draw:text-box>
        </draw:frame>
        <draw:frame presentation:style-name="pr2" draw:layer="layout" svg:width="25.199cm" svg:height="17cm" svg:x="1.4cm" svg:y="3cm" presentation:class="outline">
          <draw:text-box>
            <text:list text:style-name="L2">
              <text:list-item>
                <text:p>C structs contain data but not functions</text:p>
                <text:list>
                  <text:list-item>
                    <text:p>representation typically fully exposed offering no abstraction whatsoever</text:p>
                  </text:list-item>
                  <text:list-item>
                    <text:p>an open invitation to root around in the private parts! not safe! not polite!</text:p>
                  </text:list-item>
                </text:list>
              </text:list-item>
            </text:list>
          </draw:text-box>
        </draw:frame>
        <draw:custom-shape draw:style-name="gr2" draw:text-style-name="P2" draw:layer="layout" svg:width="21.849cm" svg:height="4.822cm" svg:x="3.151cm" svg:y="10.478cm">
          <text:p><text:span text:style-name="T2">struct date</text:span></text:p>
          <text:p><text:span text:style-name="T2">{</text:span></text:p>
          <text:p><text:span text:style-name="T2"><text:s text:c="5"/></text:span><text:span text:style-name="T2">int year, month, day;</text:span></text:p>
          <text:p><text:span text:style-name="T2">};</text:span></text:p>
          <text:p><text:span text:style-name="T2">const char * date_as_string(const date *);</text:span></text:p>
          <draw:enhanced-geometry svg:viewBox="0 0 21600 21600" draw:type="rectangle" draw:enhanced-path="M 0 0 L 21600 0 21600 21600 0 21600 0 0 Z N"/>
        </draw:custom-shape>
        <draw:custom-shape draw:style-name="gr3" draw:text-style-name="P2" draw:layer="layout" svg:width="12.849cm" svg:height="3.891cm" svg:x="3.151cm" svg:y="16.009cm">
          <text:p><text:span text:style-name="T2">struct date today;</text:span></text:p>
          <text:p><text:span text:style-name="T2"/></text:p>
          <text:p><text:span text:style-name="T2">today.day = 42;</text:span></text:p>
          <text:p><text:span text:style-name="T2">date_as_string(&amp;today)</text:span></text:p>
          <draw:enhanced-geometry svg:viewBox="0 0 21600 21600" draw:type="rectangle" draw:enhanced-path="M 0 0 L 21600 0 21600 21600 0 21600 0 0 Z N"/>
        </draw:custom-shape>
        <draw:custom-shape draw:style-name="gr4" draw:text-style-name="P4" draw:layer="layout" svg:width="8.242cm" svg:height="1.173cm" svg:x="18.467cm" svg:y="18.461cm">
          <text:p text:style-name="P3"><text:span text:style-name="T3">note the different styles</text:span></text:p>
          <draw:enhanced-geometry svg:viewBox="0 0 21600 21600" draw:type="mso-spt202" draw:enhanced-path="M 0 0 L 21600 0 21600 21600 0 21600 0 0 Z N"/>
        </draw:custom-shape>
        <draw:line draw:style-name="gr5" draw:text-style-name="P5" draw:layer="layout" svg:x1="18.5cm" svg:y1="18.9cm" svg:x2="16.5cm" svg:y2="18.9cm">
          <text:p/>
        </draw:line>
        <draw:g>
          <draw:custom-shape draw:style-name="gr6" draw:text-style-name="P6" draw:layer="layout" svg:width="0.473cm" svg:height="2.252cm" draw:transform="rotate (-2.35619449019309) translate (16.924cm 17.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16.924cm 17.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17.215cm 17.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17.215cm 17.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16.883cm 17.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16.975cm 17.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16.468cm 17.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16.051cm 17.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17.203cm 17.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16.937cm 17.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17.065cm 17.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16.872cm 17.901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16.892cm 17.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16.514cm 17.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16.481cm 18.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16.49cm 18.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16.414cm 18.073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16.453cm 18.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16.425cm 18.123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16.37cm 18.043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16.198cm 17.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16.141cm 17.571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16.175cm 17.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15.623cm 17.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16.846cm 16.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16.493cm 16.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16.682cm 17.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17.149cm 17.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16.736cm 17.344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17.09cm 17.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16.321cm 16.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16.198cm 16.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15.971cm 16.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16.014cm 16.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15.914cm 16.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16.645cm 17.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16.496cm 17.336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16.996cm 17.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16.3cm 17.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15.823cm 17.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15.758cm 16.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16.768cm 17.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16.781cm 17.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16.462cm 17.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16.443cm 16.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15.951cm 17.391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16.352cm 16.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16.331cm 16.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15.762cm 17.299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16.184cm 16.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15.965cm 16.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15.848cm 16.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15.751cm 16.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15.396cm 16.238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15.305cm 16.396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16.872cm 17.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16.561cm 17.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16.243cm 16.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16.096cm 16.975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16.027cm 1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15.877cm 16.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15.781cm 16.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15.681cm 16.505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15.563cm 16.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16.371cm 18.167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16.841cm 17.883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16.955cm 17.755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16.969cm 17.72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16.967cm 17.722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16.821cm 17.883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16.818cm 17.962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16.981cm 17.72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16.955cm 18.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16.964cm 17.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16.964cm 17.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17.004cm 17.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17.004cm 17.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16.996cm 17.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16.996cm 17.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16.757cm 17.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16.757cm 17.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16.638cm 17.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16.638cm 17.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16.668cm 17.779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16.668cm 17.779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16.879cm 17.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16.879cm 17.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16.545cm 17.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16.545cm 17.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16.364cm 18.23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16.364cm 18.23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16.5cm 18.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16.5cm 18.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15.704cm 17.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15.704cm 17.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14.943cm 17.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14.943cm 17.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15.263cm 16.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15.263cm 16.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15.659cm 16.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15.659cm 16.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15.292cm 16.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15.292cm 16.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15.59cm 16.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15.59cm 16.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16.708cm 16.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16.708cm 16.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16.27cm 15.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16.27cm 15.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17.57cm 17.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17.513cm 17.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17.513cm 17.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17.34cm 17.378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17.294cm 17.398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17.394cm 17.351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17.379cm 17.245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17.311cm 17.246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17.255cm 17.245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17.229cm 17.423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17.204cm 17.288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17.188cm 17.424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17.161cm 17.251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16.425cm 18.132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16.447cm 18.181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16.37cm 18.092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16.374cm 18.054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16.396cm 18.275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16.407cm 18.284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16.422cm 18.331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16.352cm 18.385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16.291cm 18.294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16.334cm 18.269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16.387cm 18.217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16.345cm 18.152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15.932cm 17.586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15.867cm 17.672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15.918cm 17.633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15.789cm 17.578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15.725cm 17.527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15.786cm 17.551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15.861cm 17.543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15.89cm 17.559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15.946cm 17.584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15.342cm 17.155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15.29cm 17.184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15.222cm 17.122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15.167cm 17.121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15.153cm 17.078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15.15cm 17.073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15.049cm 17.056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15.06cm 17.022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15.066cm 16.968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15.042cm 17.012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14.964cm 17.013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16.618cm 16.688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16.618cm 16.75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16.681cm 16.811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16.658cm 16.915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16.607cm 16.866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16.615cm 16.788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16.531cm 16.751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15.975cm 17.625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16.229cm 16.207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16.186cm 16.271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16.221cm 16.206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16.161cm 16.165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16.149cm 16.052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16.089cm 16.098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16.12cm 15.953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16.059cm 16.022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16.962cm 17.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16.962cm 17.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17.017cm 17.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17.017cm 17.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17.027cm 17.723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17.027cm 17.723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16.994cm 17.742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16.994cm 17.742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16.794cm 17.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16.794cm 17.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16.775cm 17.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16.775cm 17.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16.996cm 17.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16.996cm 17.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4">not</text:span> based on representation</text:p>
                  </text:list-item>
                  <text:list-item>
                    <text:p>lights, camera, abstraction!</text:p>
                  </text:list-item>
                </text:list>
              </text:list-item>
            </text:list>
          </draw:text-box>
        </draw:frame>
        <draw:custom-shape draw:style-name="gr12" draw:text-style-name="P2" draw:layer="layout" svg:width="13.77cm" svg:height="7.615cm" svg:x="2.8cm" svg:y="8.185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int month() const;</text:span></text:p>
          <text:p><text:span text:style-name="T2"><text:s text:c="5"/></text:span><text:span text:style-name="T2">int day()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2" draw:layer="layout" svg:width="11.349cm" svg:height="3.322cm" svg:x="2.751cm" svg:y="16.7cm">
          <text:p><text:span text:style-name="T2">date today;</text:span></text:p>
          <text:p><text:span text:style-name="T2"/></text:p>
          <text:p><text:span text:style-name="T2">today.day()</text:span></text:p>
          <draw:enhanced-geometry svg:viewBox="0 0 21600 21600" draw:type="rectangle" draw:enhanced-path="M 0 0 L 21600 0 21600 21600 0 21600 0 0 Z N"/>
        </draw:custom-shape>
        <draw:custom-shape draw:style-name="gr4" draw:text-style-name="P4" draw:layer="layout" svg:width="8.242cm" svg:height="1.173cm" svg:x="18.067cm" svg:y="18.66cm">
          <text:p text:style-name="P3"><text:span text:style-name="T3">don't forget the parentheses!</text:span></text:p>
          <draw:enhanced-geometry svg:viewBox="0 0 21600 21600" draw:type="mso-spt202" draw:enhanced-path="M 0 0 L 21600 0 21600 21600 0 21600 0 0 Z N"/>
        </draw:custom-shape>
        <draw:line draw:style-name="gr14" draw:text-style-name="P5" draw:layer="layout" svg:x1="14.2cm" svg:y1="19.2cm" svg:x2="17.7cm" svg:y2="19.2cm">
          <text:p/>
        </draw:line>
        <draw:line draw:style-name="gr15" draw:text-style-name="P5" draw:layer="layout" svg:x1="14.1cm" svg:y1="19.2cm" svg:x2="8.6cm" svg:y2="19.2cm">
          <text:p/>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16" draw:text-style-name="P2" draw:layer="layout" svg:width="12.349cm" svg:height="6.3cm" svg:x="1.651cm" svg:y="3.2cm">
          <text:p text:style-name="P8"><text:span text:style-name="T2">struct date</text:span></text:p>
          <text:p text:style-name="P8"><text:span text:style-name="T2">{</text:span></text:p>
          <text:p text:style-name="P8"><text:span text:style-name="T2"><text:s text:c="5"/></text:span><text:span text:style-name="T2">...</text:span></text:p>
          <text:p text:style-name="P8"><text:span text:style-name="T2"><text:s text:c="5"/></text:span><text:span text:style-name="T2">int day() const;</text:span></text:p>
          <text:p text:style-name="P8"><text:span text:style-name="T2"><text:s text:c="5"/></text:span><text:span text:style-name="T2">...</text:span></text:p>
          <text:p text:style-name="P8"><text:span text:style-name="T2">};</text:span></text:p>
          <draw:enhanced-geometry svg:viewBox="0 0 21600 21600" draw:type="rectangle" draw:enhanced-path="M 0 0 L 21600 0 21600 21600 0 21600 0 0 Z N"/>
        </draw:custom-shape>
        <draw:custom-shape draw:style-name="gr17" draw:text-style-name="P2" draw:layer="layout" svg:width="7.5cm" svg:height="1.5cm" svg:x="2.6cm" svg:y="11.3cm">
          <text:p text:style-name="P8"><text:span text:style-name="T2">today.day()</text:span></text:p>
          <draw:enhanced-geometry svg:viewBox="0 0 21600 21600" draw:mirror-horizontal="false" draw:mirror-vertical="false" draw:type="rectangle" draw:enhanced-path="M 0 0 L 21600 0 21600 21600 0 21600 0 0 Z N"/>
        </draw:custom-shape>
        <draw:line draw:style-name="gr15" draw:text-style-name="P5" draw:layer="layout" svg:x1="11cm" svg:y1="5cm" svg:x2="11cm" svg:y2="6cm">
          <text:p/>
        </draw:line>
        <draw:line draw:style-name="gr18" draw:text-style-name="P5" draw:layer="layout" svg:x1="11cm" svg:y1="5cm" svg:x2="14cm" svg:y2="5cm">
          <text:p/>
        </draw:line>
        <draw:line draw:style-name="gr14" draw:text-style-name="P5" draw:layer="layout" svg:x1="15cm" svg:y1="5cm" svg:x2="14cm" svg:y2="5cm">
          <text:p/>
        </draw:line>
        <draw:custom-shape draw:style-name="gr19" draw:text-style-name="P10" draw:layer="layout" svg:width="11.742cm" svg:height="7.881cm" svg:x="15.258cm" svg:y="3.191cm">
          <text:p text:style-name="P9"><text:span text:style-name="T5">a const at the end of a member function declaration promises...</text:span></text:p>
          <draw:enhanced-geometry svg:viewBox="0 0 21600 21600" draw:type="mso-spt202" draw:enhanced-path="M 0 0 L 21600 0 21600 21600 0 21600 0 0 Z N"/>
        </draw:custom-shape>
        <draw:custom-shape draw:style-name="gr20" draw:text-style-name="P10" draw:layer="layout" svg:width="15.5cm" svg:height="3.7cm" svg:x="11cm" svg:y="10.3cm">
          <text:p text:style-name="P9"><text:span text:style-name="T5">...that if you can that member function on an object...</text:span></text:p>
          <draw:enhanced-geometry svg:viewBox="0 0 21600 21600" draw:mirror-horizontal="false" draw:mirror-vertical="false" draw:type="mso-spt202" draw:enhanced-path="M 0 0 L 21600 0 21600 21600 0 21600 0 0 Z N"/>
        </draw:custom-shape>
        <draw:custom-shape draw:style-name="gr17" draw:text-style-name="P2" draw:layer="layout" svg:width="7.5cm" svg:height="1.5cm" svg:x="2.5cm" svg:y="16.5cm">
          <text:p text:style-name="P8"><text:span text:style-name="T2">date today;</text:span></text:p>
          <draw:enhanced-geometry svg:viewBox="0 0 21600 21600" draw:mirror-horizontal="false" draw:mirror-vertical="false" draw:type="rectangle" draw:enhanced-path="M 0 0 L 21600 0 21600 21600 0 21600 0 0 Z N"/>
        </draw:custom-shape>
        <draw:line draw:style-name="gr18" draw:text-style-name="P5" draw:layer="layout" svg:x1="7cm" svg:y1="7cm" svg:x2="7cm" svg:y2="9.5cm">
          <text:p/>
        </draw:line>
        <draw:line draw:style-name="gr5" draw:text-style-name="P5" draw:layer="layout" svg:x1="7cm" svg:y1="9.5cm" svg:x2="7cm" svg:y2="11cm">
          <text:p/>
        </draw:line>
        <draw:line draw:style-name="gr14" draw:text-style-name="P5" draw:layer="layout" svg:x1="4cm" svg:y1="13cm" svg:x2="4cm" svg:y2="14.5cm">
          <text:p/>
        </draw:line>
        <draw:line draw:style-name="gr14" draw:text-style-name="P5" draw:layer="layout" svg:x1="4cm" svg:y1="14.5cm" svg:x2="7cm" svg:y2="14.5cm">
          <text:p/>
        </draw:line>
        <draw:line draw:style-name="gr5" draw:text-style-name="P5" draw:layer="layout" svg:x1="7cm" svg:y1="14.5cm" svg:x2="7cm" svg:y2="16.5cm">
          <text:p/>
        </draw:line>
        <draw:custom-shape draw:style-name="gr21" draw:text-style-name="P10" draw:layer="layout" svg:width="16.446cm" svg:height="4.833cm" svg:x="11.054cm" svg:y="14.83cm">
          <text:p text:style-name="P9"><text:span text:style-name="T5">...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The Scope Resolution Operator</text:span></text:p>
          </draw:text-box>
        </draw:frame>
        <draw:frame presentation:style-name="pr2" draw:layer="layout" svg:width="25.199cm" svg:height="17cm" svg:x="1.4cm" svg:y="3cm" presentation:class="outline">
          <draw:text-box>
            <text:list text:style-name="L2">
              <text:list-item>
                <text:p>member function declarations require a matching member function definition </text:p>
              </text:list-item>
            </text:list>
          </draw:text-box>
        </draw:frame>
        <draw:custom-shape draw:style-name="gr22" draw:text-style-name="P2" draw:layer="layout" svg:width="13.349cm" svg:height="6.1cm" svg:x="2.151cm" svg:y="6.4cm">
          <text:p text:style-name="P8"><text:span text:style-name="T2">struct date</text:span></text:p>
          <text:p text:style-name="P8"><text:span text:style-name="T2">{</text:span></text:p>
          <text:p text:style-name="P8"><text:span text:style-name="T2"><text:s text:c="5"/></text:span><text:span text:style-name="T2">...</text:span></text:p>
          <text:p text:style-name="P8"><text:span text:style-name="T2"><text:s text:c="5"/></text:span><text:span text:style-name="T2">int year() const;</text:span></text:p>
          <text:p text:style-name="P8"><text:span text:style-name="T2"><text:s text:c="5"/></text:span><text:span text:style-name="T2">...</text:span></text:p>
          <text:p text:style-name="P8"><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985cm" svg:y="13.7cm">
          <text:p text:style-name="P8"><text:span text:style-name="T2">#include “date.hpp”</text:span></text:p>
          <text:p text:style-name="P8"><text:span text:style-name="T2"/></text:p>
          <text:p text:style-name="P8"><text:span text:style-name="T2">int date::year() const</text:span></text:p>
          <text:p text:style-name="P8"><text:span text:style-name="T2">{</text:span></text:p>
          <text:p text:style-name="P8"><text:span text:style-name="T2"><text:s text:c="4"/></text:span><text:span text:style-name="T2">...</text:span></text:p>
          <text:p text:style-name="P8"><text:span text:style-name="T2">}</text:span></text:p>
          <draw:enhanced-geometry svg:viewBox="0 0 21600 21600" draw:type="rectangle" draw:enhanced-path="M 0 0 L 21600 0 21600 21600 0 21600 0 0 Z N"/>
        </draw:custom-shape>
        <draw:custom-shape draw:style-name="gr4" draw:text-style-name="P12" draw:layer="layout" svg:width="8.242cm" svg:height="2.631cm" svg:x="17.446cm" svg:y="8.136cm">
          <text:p text:style-name="P11"><text:span text:style-name="T5">:: is called the scope resolution operator</text:span></text:p>
          <draw:enhanced-geometry svg:viewBox="0 0 21600 21600" draw:type="mso-spt202" draw:enhanced-path="M 0 0 L 21600 0 21600 21600 0 21600 0 0 Z N"/>
        </draw:custom-shape>
        <draw:custom-shape draw:style-name="gr24" draw:text-style-name="P12" draw:layer="layout" svg:width="9.742cm" svg:height="5.001cm" svg:x="17.358cm" svg:y="11.869cm">
          <text:p text:style-name="P11"><text:span text:style-name="T5">the const must be repeated on the member function definition</text:span></text:p>
          <draw:enhanced-geometry svg:viewBox="0 0 21600 21600" draw:type="mso-spt202" draw:enhanced-path="M 0 0 L 21600 0 21600 21600 0 21600 0 0 Z N"/>
        </draw:custom-shape>
        <draw:custom-shape draw:style-name="gr25" draw:text-style-name="P12" draw:layer="layout" svg:width="10.242cm" svg:height="2cm" svg:x="17.258cm" svg:y="16.8cm">
          <text:p text:style-name="P11"><text:span text:style-name="T5">don't forget the #include </text:span></text:p>
          <draw:enhanced-geometry svg:viewBox="0 0 21600 21600" draw:type="mso-spt202" draw:enhanced-path="M 0 0 L 21600 0 21600 21600 0 21600 0 0 Z N"/>
        </draw:custom-shape>
        <draw:line draw:style-name="gr15" draw:text-style-name="P5" draw:layer="layout" svg:x1="5.3cm" svg:y1="14.7cm" svg:x2="5.3cm" svg:y2="15.7cm">
          <text:p/>
        </draw:line>
        <draw:line draw:style-name="gr15" draw:text-style-name="P5" draw:layer="layout" svg:x1="6.8cm" svg:y1="14.7cm" svg:x2="6.8cm" svg:y2="15.7cm">
          <text:p/>
        </draw:line>
        <draw:line draw:style-name="gr15" draw:text-style-name="P5" draw:layer="layout" svg:x1="12.3cm" svg:y1="14.7cm" svg:x2="12.3cm" svg:y2="15.7cm">
          <text:p/>
        </draw:line>
        <draw:line draw:style-name="gr5" draw:text-style-name="P5" draw:layer="layout" svg:x1="0.8cm" svg:y1="14.3cm" svg:x2="1.8cm" svg:y2="14.3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utomagically accessible to all other members</text:p>
              </text:list-item>
            </text:list>
          </draw:text-box>
        </draw:frame>
        <draw:custom-shape draw:style-name="gr22" draw:text-style-name="P2" draw:layer="layout" svg:width="13.349cm" svg:height="9.477cm" svg:x="2.651cm" svg:y="9.485cm">
          <text:p text:style-name="P8"><text:span text:style-name="T2">struct date</text:span></text:p>
          <text:p text:style-name="P8"><text:span text:style-name="T2">{</text:span></text:p>
          <text:p text:style-name="P8"><text:span text:style-name="T2"><text:s text:c="5"/></text:span><text:span text:style-name="T2">...</text:span></text:p>
          <text:p text:style-name="P8"><text:span text:style-name="T2"><text:s text:c="5"/></text:span><text:span text:style-name="T2">int year() const;</text:span></text:p>
          <text:p text:style-name="P8"><text:span text:style-name="T2"><text:s text:c="5"/></text:span><text:span text:style-name="T2">...</text:span></text:p>
          <text:p text:style-name="P8"><text:span text:style-name="T2">private:</text:span></text:p>
          <text:p text:style-name="P8"><text:span text:style-name="T2"><text:s text:c="5"/></text:span><text:span text:style-name="T2">int ccyy;</text:span></text:p>
          <text:p text:style-name="P8"><text:span text:style-name="T2"><text:s text:c="5"/></text:span><text:span text:style-name="T2">int mm;</text:span></text:p>
          <text:p text:style-name="P8"><text:span text:style-name="T2"><text:s text:c="5"/></text:span><text:span text:style-name="T2">int dd;</text:span></text:p>
          <text:p text:style-name="P8"><text:span text:style-name="T2">};</text:span></text:p>
          <draw:enhanced-geometry svg:viewBox="0 0 21600 21600" draw:type="rectangle" draw:enhanced-path="M 0 0 L 21600 0 21600 21600 0 21600 0 0 Z N"/>
        </draw:custom-shape>
        <draw:custom-shape draw:style-name="gr26" draw:text-style-name="P2" draw:layer="layout" svg:width="13.515cm" svg:height="5.753cm" svg:x="12.4cm" svg:y="14.047cm">
          <text:p text:style-name="P8"><text:span text:style-name="T2">#include “date.hpp”</text:span></text:p>
          <text:p text:style-name="P8"><text:span text:style-name="T2"/></text:p>
          <text:p text:style-name="P8"><text:span text:style-name="T2">int date::year() const</text:span></text:p>
          <text:p text:style-name="P8"><text:span text:style-name="T2">{</text:span></text:p>
          <text:p text:style-name="P8"><text:span text:style-name="T2"><text:s text:c="4"/></text:span><text:span text:style-name="T2">return ccyy;</text:span></text:p>
          <text:p text:style-name="P8"><text:span text:style-name="T2">}</text:span></text:p>
          <draw:enhanced-geometry svg:viewBox="0 0 21600 21600" draw:type="rectangle" draw:enhanced-path="M 0 0 L 21600 0 21600 21600 0 21600 0 0 Z N"/>
        </draw:custom-shape>
        <draw:line draw:style-name="gr5" draw:text-style-name="P5" draw:layer="layout" svg:x1="0.9cm" svg:y1="14.6cm" svg:x2="2.4cm" svg:y2="14.6cm">
          <text:p/>
        </draw:line>
        <draw:line draw:style-name="gr18" draw:text-style-name="P5" draw:layer="layout" svg:x1="15.5cm" svg:y1="15.5cm" svg:x2="15.5cm" svg:y2="16cm">
          <text:p/>
        </draw:line>
        <draw:line draw:style-name="gr18" draw:text-style-name="P5" draw:layer="layout" svg:x1="15.5cm" svg:y1="15.5cm" svg:x2="19.5cm" svg:y2="15.5cm">
          <text:p/>
        </draw:line>
        <draw:line draw:style-name="gr15" draw:text-style-name="P5" draw:layer="layout" svg:x1="19.5cm" svg:y1="15.5cm" svg:x2="19.5cm" svg:y2="18cm">
          <text:p/>
        </draw:lin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Example</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2" draw:layer="layout" svg:width="13.349cm" svg:height="9.477cm" svg:x="1.351cm" svg:y="2.9cm">
          <text:p text:style-name="P8"><text:span text:style-name="T2">struct date</text:span></text:p>
          <text:p text:style-name="P8"><text:span text:style-name="T2">{</text:span></text:p>
          <text:p text:style-name="P8"><text:span text:style-name="T2"><text:s text:c="5"/></text:span><text:span text:style-name="T2">...</text:span></text:p>
          <text:p text:style-name="P8"><text:span text:style-name="T2"><text:s text:c="5"/></text:span><text:span text:style-name="T2">int year() const;</text:span></text:p>
          <text:p text:style-name="P8"><text:span text:style-name="T2"><text:s text:c="5"/></text:span><text:span text:style-name="T2">...</text:span></text:p>
          <text:p text:style-name="P8"><text:span text:style-name="T2">private:</text:span></text:p>
          <text:p text:style-name="P8"><text:span text:style-name="T2"><text:s text:c="5"/></text:span><text:span text:style-name="T2">int ccyy;</text:span></text:p>
          <text:p text:style-name="P8"><text:span text:style-name="T2"><text:s text:c="5"/></text:span><text:span text:style-name="T2">int mm;</text:span></text:p>
          <text:p text:style-name="P8"><text:span text:style-name="T2"><text:s text:c="5"/></text:span><text:span text:style-name="T2">int dd;</text:span></text:p>
          <text:p text:style-name="P8"><text:span text:style-name="T2">};</text:span></text:p>
          <draw:enhanced-geometry svg:viewBox="0 0 21600 21600" draw:type="rectangle" draw:enhanced-path="M 0 0 L 21600 0 21600 21600 0 21600 0 0 Z N"/>
        </draw:custom-shape>
        <draw:custom-shape draw:style-name="gr26" draw:text-style-name="P2" draw:layer="layout" svg:width="13.515cm" svg:height="5.753cm" svg:x="10.243cm" svg:y="6.851cm">
          <text:p text:style-name="P8"><text:span text:style-name="T2">int date::year() const</text:span></text:p>
          <text:p text:style-name="P8"><text:span text:style-name="T2">{</text:span></text:p>
          <text:p text:style-name="P8"><text:span text:style-name="T2"><text:s text:c="4"/></text:span><text:span text:style-name="T2">ccyy++;</text:span></text:p>
          <text:p text:style-name="P8"><text:span text:style-name="T2"><text:s text:c="4"/></text:span><text:span text:style-name="T2">...</text:span></text:p>
          <text:p text:style-name="P8"><text:span text:style-name="T2">}</text:span></text:p>
          <draw:enhanced-geometry svg:viewBox="0 0 21600 21600" draw:type="rectangle" draw:enhanced-path="M 0 0 L 21600 0 21600 21600 0 21600 0 0 Z N"/>
        </draw:custom-shape>
        <draw:custom-shape draw:style-name="gr28" draw:text-style-name="P2" draw:layer="layout" svg:width="10.515cm" svg:height="4.822cm" svg:x="2.5cm" svg:y="14.478cm">
          <text:p text:style-name="P8"><text:span text:style-name="T2">int main()</text:span></text:p>
          <text:p text:style-name="P8"><text:span text:style-name="T2">{</text:span></text:p>
          <text:p text:style-name="P8"><text:span text:style-name="T2"><text:s text:c="4"/></text:span><text:span text:style-name="T2">date today;</text:span></text:p>
          <text:p text:style-name="P8"><text:span text:style-name="T2"><text:s text:c="4"/></text:span><text:span text:style-name="T2">today.ccyy;</text:span></text:p>
          <text:p text:style-name="P8"><text:span text:style-name="T2">}</text:span></text:p>
          <draw:enhanced-geometry svg:viewBox="0 0 21600 21600" draw:type="rectangle" draw:enhanced-path="M 0 0 L 21600 0 21600 21600 0 21600 0 0 Z N"/>
        </draw:custom-shape>
        <draw:line draw:style-name="gr18" draw:text-style-name="P5" draw:layer="layout" svg:x1="20cm" svg:y1="7.8cm" svg:x2="20cm" svg:y2="10.9cm">
          <text:p/>
        </draw:line>
        <draw:line draw:style-name="gr18" draw:text-style-name="P5" draw:layer="layout" svg:x1="20cm" svg:y1="10.9cm" svg:x2="15cm" svg:y2="10.9cm">
          <text:p/>
        </draw:line>
        <draw:line draw:style-name="gr15" draw:text-style-name="P5" draw:layer="layout" svg:x1="15cm" svg:y1="10.9cm" svg:x2="15cm" svg:y2="9.4cm">
          <text:p/>
        </draw:line>
        <draw:custom-shape draw:style-name="gr29" draw:text-style-name="P4" draw:layer="layout" svg:width="3cm" svg:height="3.04cm" svg:x="19.5cm" svg:y="9.7cm">
          <text:p text:style-name="P3"><text:span text:style-name="T6"></text:span></text:p>
          <draw:enhanced-geometry svg:viewBox="0 0 21600 21600" draw:mirror-horizontal="false" draw:mirror-vertical="true" draw:type="rectangle" draw:enhanced-path="M 0 0 L 21600 0 21600 21600 0 21600 0 0 Z N"/>
        </draw:custom-shape>
        <draw:line draw:style-name="gr14" draw:text-style-name="P5" draw:layer="layout" svg:x1="6cm" svg:y1="14.5cm" svg:x2="6cm" svg:y2="13.5cm">
          <text:p/>
        </draw:line>
        <draw:line draw:style-name="gr14" draw:text-style-name="P5" draw:layer="layout" svg:x1="6cm" svg:y1="13.5cm" svg:x2="16.5cm" svg:y2="13.5cm">
          <text:p/>
        </draw:line>
        <draw:line draw:style-name="gr14" draw:text-style-name="P5" draw:layer="layout" svg:x1="16.5cm" svg:y1="13.5cm" svg:x2="16.5cm" svg:y2="20cm">
          <text:p/>
        </draw:line>
        <draw:line draw:style-name="gr14" draw:text-style-name="P5" draw:layer="layout" svg:x1="16.5cm" svg:y1="20cm" svg:x2="9cm" svg:y2="20cm">
          <text:p/>
        </draw:line>
        <draw:line draw:style-name="gr14" draw:text-style-name="P5" draw:layer="layout" svg:x1="9cm" svg:y1="20cm" svg:x2="9cm" svg:y2="19.5cm">
          <text:p/>
        </draw:line>
        <draw:line draw:style-name="gr15" draw:text-style-name="P5" draw:layer="layout" svg:x1="9cm" svg:y1="19.6cm" svg:x2="9cm" svg:y2="18.1cm">
          <text:p/>
        </draw:line>
        <draw:custom-shape draw:style-name="gr30" draw:text-style-name="P4" draw:layer="layout" svg:width="3cm" svg:height="2.787cm" svg:x="14.2cm" svg:y="15.44cm">
          <text:p text:style-name="P3"><text:span text:style-name="T6"></text:span></text:p>
          <draw:enhanced-geometry svg:viewBox="0 0 21600 21600" draw:mirror-horizontal="tru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4">overload</text:span> each other</text:p>
              </text:list-item>
              <text:list-item>
                <text:p>function parameters must differ somehow</text:p>
              </text:list-item>
              <text:list-item>
                <text:p>a difference in return type alone is not sufficient</text:p>
              </text:list-item>
            </text:list>
          </draw:text-box>
        </draw:frame>
        <draw:custom-shape draw:style-name="gr2" draw:text-style-name="P2" draw:layer="layout" svg:width="18.291cm" svg:height="3cm" svg:x="4.1cm" svg:y="9.9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1" draw:text-style-name="P2" draw:layer="layout" svg:width="9.9cm" svg:height="3cm" svg:x="4.1cm" svg:y="14cm">
          <text:p><text:span text:style-name="T2">int <text:s text:c="3"/>random();</text:span></text:p>
          <text:p><text:span text:style-name="T2">long <text:s text:c="2"/>random();</text:span></text:p>
          <text:p><text:span text:style-name="T2">double random();</text:span></text:p>
          <draw:enhanced-geometry svg:viewBox="0 0 21600 21600" draw:type="rectangle" draw:enhanced-path="M 0 0 L 21600 0 21600 21600 0 21600 0 0 Z N"/>
        </draw:custom-shape>
        <draw:custom-shape draw:style-name="gr32" draw:text-style-name="P4" draw:layer="layout" svg:width="3.202cm" svg:height="3.72cm" svg:x="22.956cm" svg:y="9.9cm">
          <text:p text:style-name="P3"><text:span text:style-name="T7"></text:span></text:p>
          <draw:enhanced-geometry svg:viewBox="0 0 21600 21600" draw:type="rectangle" draw:enhanced-path="M 0 0 L 21600 0 21600 21600 0 21600 0 0 Z N"/>
        </draw:custom-shape>
        <draw:custom-shape draw:style-name="gr33" draw:text-style-name="P4" draw:layer="layout" svg:width="2.544cm" svg:height="2.787cm" svg:x="14.556cm" svg:y="14.039cm">
          <text:p text:style-name="P3"><text:span text:style-name="T6"></text:span></text:p>
          <draw:enhanced-geometry svg:viewBox="0 0 21600 21600" draw:mirror-horizontal="true" draw:type="rectangle" draw:enhanced-path="M 0 0 L 21600 0 21600 21600 0 21600 0 0 Z N"/>
        </draw:custom-shape>
        <draw:custom-shape draw:style-name="gr4" draw:text-style-name="P4" draw:layer="layout" svg:width="8.242cm" svg:height="1.173cm" svg:x="18.667cm" svg:y="18.759cm">
          <text:p text:style-name="P3"><text:span text:style-name="T3">overloading != overriding</text:span></text:p>
          <draw:enhanced-geometry svg:viewBox="0 0 21600 21600" draw:type="mso-spt202" draw:enhanced-path="M 0 0 L 21600 0 21600 21600 0 21600 0 0 Z N"/>
        </draw:custom-shape>
        <draw:custom-shape draw:style-name="gr10" draw:text-style-name="P6"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4" draw:text-style-name="P2" draw:layer="layout" svg:width="6.291cm" svg:height="1.098cm" svg:x="4.209cm" svg:y="17.8cm">
          <text:p><text:span text:style-name="T2">random();</text:span></text:p>
          <draw:enhanced-geometry svg:viewBox="0 0 21600 21600" draw:type="rectangle" draw:enhanced-path="M 0 0 L 21600 0 21600 21600 0 21600 0 0 Z N"/>
        </draw:custom-shape>
        <draw:line draw:style-name="gr14" draw:text-style-name="P5" draw:layer="layout" svg:x1="4.2cm" svg:y1="18.4cm" svg:x2="2.7cm" svg:y2="18.4cm">
          <text:p/>
        </draw:line>
        <draw:line draw:style-name="gr14" draw:text-style-name="P5" draw:layer="layout" svg:x1="2.6cm" svg:y1="18.4cm" svg:x2="2.6cm" svg:y2="14.4cm">
          <text:p/>
        </draw:line>
        <draw:line draw:style-name="gr5" draw:text-style-name="P5" draw:layer="layout" svg:x1="2.6cm" svg:y1="14.4cm" svg:x2="4.1cm" svg:y2="14.4cm">
          <text:p/>
        </draw:line>
        <draw:line draw:style-name="gr5" draw:text-style-name="P5" draw:layer="layout" svg:x1="2.6cm" svg:y1="15.5cm" svg:x2="4.1cm" svg:y2="15.5cm">
          <text:p/>
        </draw:line>
        <draw:line draw:style-name="gr5" draw:text-style-name="P5" draw:layer="layout" svg:x1="2.6cm" svg:y1="16.5cm" svg:x2="4.1cm" svg:y2="16.5cm">
          <text:p/>
        </draw:line>
        <draw:custom-shape draw:style-name="gr35" draw:text-style-name="P14" draw:layer="layout" svg:width="3cm" svg:height="1.954cm" svg:x="1.341cm" svg:y="14.884cm">
          <text:p text:style-name="P3"><text:span text:style-name="T8">?</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2" draw:text-style-name="P2" draw:layer="layout" svg:width="18.291cm" svg:height="3cm" svg:x="5.3cm" svg:y="9.3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6" draw:text-style-name="P2" draw:layer="layout" svg:width="7.7cm" svg:height="2.029cm" svg:x="5.3cm" svg:y="13.4cm">
          <text:p><text:span text:style-name="T2">min(2.0, 4.0)</text:span></text:p>
          <text:p><text:span text:style-name="T2">min(2, 4)</text:span></text:p>
          <draw:enhanced-geometry svg:viewBox="0 0 21600 21600" draw:mirror-horizontal="false" draw:mirror-vertical="false" draw:type="rectangle" draw:enhanced-path="M 0 0 L 21600 0 21600 21600 0 21600 0 0 Z N"/>
        </draw:custom-shape>
        <draw:custom-shape draw:style-name="gr32" draw:text-style-name="P4" draw:layer="layout" svg:width="3cm" svg:height="3.72cm" svg:x="13.2cm" svg:y="12.7cm">
          <text:p text:style-name="P3"><text:span text:style-name="T7"></text:span></text:p>
          <draw:enhanced-geometry svg:viewBox="0 0 21600 21600" draw:type="rectangle" draw:enhanced-path="M 0 0 L 21600 0 21600 21600 0 21600 0 0 Z N"/>
        </draw:custom-shape>
        <draw:custom-shape draw:style-name="gr37" draw:text-style-name="P2" draw:layer="layout" svg:width="7.7cm" svg:height="2.029cm" svg:x="5.3cm" svg:y="16.501cm">
          <text:p><text:span text:style-name="T2">min(2, 4.0)</text:span></text:p>
          <text:p><text:span text:style-name="T2">min(2.0, 4)</text:span></text:p>
          <draw:enhanced-geometry svg:viewBox="0 0 21600 21600" draw:type="rectangle" draw:enhanced-path="M 0 0 L 21600 0 21600 21600 0 21600 0 0 Z N"/>
        </draw:custom-shape>
        <draw:custom-shape draw:style-name="gr33" draw:text-style-name="P4" draw:layer="layout" svg:width="2.016cm" svg:height="2.787cm" svg:x="13.341cm" svg:y="15.939cm">
          <text:p text:style-name="P3"><text:span text:style-name="T6"></text:span></text:p>
          <draw:enhanced-geometry svg:viewBox="0 0 21600 21600" draw:type="rectangle" draw:enhanced-path="M 0 0 L 21600 0 21600 21600 0 21600 0 0 Z N"/>
        </draw:custom-shape>
        <draw:line draw:style-name="gr14" draw:text-style-name="P5" draw:layer="layout" svg:x1="5.3cm" svg:y1="13.9cm" svg:x2="4.3cm" svg:y2="13.9cm">
          <text:p/>
        </draw:line>
        <draw:line draw:style-name="gr14" draw:text-style-name="P5" draw:layer="layout" svg:x1="4.3cm" svg:y1="13.8cm" svg:x2="4.3cm" svg:y2="11.8cm">
          <text:p/>
        </draw:line>
        <draw:line draw:style-name="gr5" draw:text-style-name="P5" draw:layer="layout" svg:x1="4.4cm" svg:y1="11.8cm" svg:x2="5.4cm" svg:y2="11.8cm">
          <text:p/>
        </draw:line>
        <draw:line draw:style-name="gr14" draw:text-style-name="P5" draw:layer="layout" svg:x1="5.3cm" svg:y1="14.8cm" svg:x2="3.3cm" svg:y2="14.8cm">
          <text:p/>
        </draw:line>
        <draw:line draw:style-name="gr14" draw:text-style-name="P5" draw:layer="layout" svg:x1="3.2cm" svg:y1="14.8cm" svg:x2="3.2cm" svg:y2="9.8cm">
          <text:p/>
        </draw:line>
        <draw:line draw:style-name="gr5" draw:text-style-name="P5" draw:layer="layout" svg:x1="3.3cm" svg:y1="9.8cm" svg:x2="5.3cm" svg:y2="9.8cm">
          <text:p/>
        </draw:lin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38" draw:text-style-name="P2" draw:layer="layout" svg:width="15.3cm" svg:height="4cm" svg:x="3.7cm" svg:y="9.3cm">
          <text:p><text:span text:style-name="T2">void write(int number)</text:span></text:p>
          <text:p><text:span text:style-name="T2">{</text:span></text:p>
          <text:p><text:span text:style-name="T2"><text:s text:c="4"/></text:span><text:span text:style-name="T2">write(number, std::cout);</text:span></text:p>
          <text:p><text:span text:style-name="T2">}</text:span></text:p>
          <draw:enhanced-geometry svg:viewBox="0 0 21600 21600" draw:type="rectangle" draw:enhanced-path="M 0 0 L 21600 0 21600 21600 0 21600 0 0 Z N"/>
        </draw:custom-shape>
        <draw:custom-shape draw:style-name="gr39" draw:text-style-name="P2" draw:layer="layout" svg:width="21.849cm" svg:height="2.18cm" svg:x="3.73cm" svg:y="6.678cm">
          <text:p><text:span text:style-name="T2">void write(int number, std::ostream &amp; to);</text:span></text:p>
          <text:p><text:span text:style-name="T2">void write(int number);</text:span></text:p>
          <draw:enhanced-geometry svg:viewBox="0 0 21600 21600" draw:type="rectangle" draw:enhanced-path="M 0 0 L 21600 0 21600 21600 0 21600 0 0 Z N"/>
        </draw:custom-shape>
        <draw:custom-shape draw:style-name="gr40" draw:text-style-name="P2" draw:layer="layout" svg:width="11.735cm" svg:height="2.029cm" svg:x="3.765cm" svg:y="15cm">
          <text:p><text:span text:style-name="T2">write(42);</text:span></text:p>
          <text:p><text:span text:style-name="T2">write(42, std::cerr);</text:span></text:p>
          <draw:enhanced-geometry svg:viewBox="0 0 21600 21600" draw:type="rectangle" draw:enhanced-path="M 0 0 L 21600 0 21600 21600 0 21600 0 0 Z N"/>
        </draw:custom-shape>
        <draw:line draw:style-name="gr14" draw:text-style-name="P5" draw:layer="layout" svg:x1="3.7cm" svg:y1="15.5cm" svg:x2="2.2cm" svg:y2="15.5cm">
          <text:p/>
        </draw:line>
        <draw:line draw:style-name="gr14" draw:text-style-name="P5" draw:layer="layout" svg:x1="2.1cm" svg:y1="15.5cm" svg:x2="2.1cm" svg:y2="8cm">
          <text:p/>
        </draw:line>
        <draw:line draw:style-name="gr5" draw:text-style-name="P5" draw:layer="layout" svg:x1="2.1cm" svg:y1="9.7cm" svg:x2="3.6cm" svg:y2="9.7cm">
          <text:p/>
        </draw:line>
        <draw:line draw:style-name="gr14" draw:text-style-name="P5" draw:layer="layout" svg:x1="19cm" svg:y1="11.7cm" svg:x2="27cm" svg:y2="11.7cm">
          <text:p/>
        </draw:line>
        <draw:line draw:style-name="gr14" draw:text-style-name="P5" draw:layer="layout" svg:x1="27cm" svg:y1="11.7cm" svg:x2="27cm" svg:y2="7.2cm">
          <text:p/>
        </draw:line>
        <draw:line draw:style-name="gr5" draw:text-style-name="P5" draw:layer="layout" svg:x1="27cm" svg:y1="7.2cm" svg:x2="26cm" svg:y2="7.2cm">
          <text:p/>
        </draw:line>
        <draw:line draw:style-name="gr5" draw:text-style-name="P5" draw:layer="layout" svg:x1="2.1cm" svg:y1="8cm" svg:x2="3.6cm" svg:y2="8cm">
          <text:p/>
        </draw:line>
        <draw:line draw:style-name="gr14" draw:text-style-name="P5" draw:layer="layout" svg:x1="3.8cm" svg:y1="16.5cm" svg:x2="1.3cm" svg:y2="16.5cm">
          <text:p/>
        </draw:line>
        <draw:line draw:style-name="gr14" draw:text-style-name="P5" draw:layer="layout" svg:x1="1.2cm" svg:y1="16.5cm" svg:x2="1.2cm" svg:y2="7cm">
          <text:p/>
        </draw:line>
        <draw:line draw:style-name="gr5" draw:text-style-name="P5" draw:layer="layout" svg:x1="1.3cm" svg:y1="7cm" svg:x2="3.3cm" svg:y2="7cm">
          <text:p/>
        </draw:line>
        <draw:custom-shape draw:style-name="gr32" draw:text-style-name="P4" draw:layer="layout" svg:width="3.3cm" svg:height="3.72cm" svg:x="15.7cm" svg:y="14.3cm">
          <text:p text:style-name="P3"><text:span text:style-name="T7"></text:span></text:p>
          <draw:enhanced-geometry svg:viewBox="0 0 21600 21600" draw:mirror-horizontal="tru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lso an explicit “external” default syntax</text:p>
              </text:list-item>
            </text:list>
          </draw:text-box>
        </draw:frame>
        <draw:custom-shape draw:style-name="gr41" draw:text-style-name="P2" draw:layer="layout" svg:width="21.849cm" svg:height="2.18cm" svg:x="3.332cm" svg:y="5.479cm">
          <text:p><text:span text:style-name="T2">void write(int number, </text:span></text:p>
          <text:p><text:span text:style-name="T2"><text:s text:c="11"/></text:span><text:span text:style-name="T2">std::ostream &amp; to = std::cout);</text:span></text:p>
          <draw:enhanced-geometry svg:viewBox="0 0 21600 21600" draw:type="rectangle" draw:enhanced-path="M 0 0 L 21600 0 21600 21600 0 21600 0 0 Z N"/>
        </draw:custom-shape>
        <draw:custom-shape draw:style-name="gr42" draw:text-style-name="P2" draw:layer="layout" svg:width="6cm" svg:height="1.098cm" svg:x="3.2cm" svg:y="9.3cm">
          <text:p><text:span text:style-name="T2">write(42);</text:span></text:p>
          <draw:enhanced-geometry svg:viewBox="0 0 21600 21600" draw:type="rectangle" draw:enhanced-path="M 0 0 L 21600 0 21600 21600 0 21600 0 0 Z N"/>
        </draw:custom-shape>
        <draw:custom-shape draw:style-name="gr43" draw:text-style-name="P2" draw:layer="layout" svg:width="11.735cm" svg:height="1.098cm" svg:x="3.2cm" svg:y="16.5cm">
          <text:p><text:span text:style-name="T2">write(42, std::cerr);</text:span></text:p>
          <draw:enhanced-geometry svg:viewBox="0 0 21600 21600" draw:type="rectangle" draw:enhanced-path="M 0 0 L 21600 0 21600 21600 0 21600 0 0 Z N"/>
        </draw:custom-shape>
        <draw:custom-shape draw:style-name="gr43" draw:text-style-name="P15" draw:layer="layout" svg:width="11.735cm" svg:height="1.098cm" svg:x="3.2cm" svg:y="12.702cm">
          <text:p><text:span text:style-name="T9">write(42, std::cout);</text:span></text:p>
          <draw:enhanced-geometry svg:viewBox="0 0 21600 21600" draw:type="rectangle" draw:enhanced-path="M 0 0 L 21600 0 21600 21600 0 21600 0 0 Z N"/>
        </draw:custom-shape>
        <draw:custom-shape draw:style-name="gr44" draw:text-style-name="P5"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 draw:layer="layout" svg:width="7.999cm" svg:height="1.023cm" svg:x="4.683cm" svg:y="11.061cm">
          <text:p text:style-name="P3"><text:span text:style-name="T3">compiler rewrites to...</text:span></text:p>
          <draw:enhanced-geometry svg:viewBox="0 0 21600 21600" draw:type="mso-spt202" draw:enhanced-path="M 0 0 L 21600 0 21600 21600 0 21600 0 0 Z N"/>
        </draw:custom-shape>
        <draw:line draw:style-name="gr14" draw:text-style-name="P5" draw:layer="layout" svg:x1="19.2cm" svg:y1="8.3cm" svg:x2="23.7cm" svg:y2="8.3cm">
          <text:p/>
        </draw:line>
        <draw:line draw:style-name="gr14" draw:text-style-name="P5" draw:layer="layout" svg:x1="21.5cm" svg:y1="8.3cm" svg:x2="21.5cm" svg:y2="10.8cm">
          <text:p/>
        </draw:line>
        <draw:line draw:style-name="gr14" draw:text-style-name="P5" draw:layer="layout" svg:x1="21.5cm" svg:y1="10.8cm" svg:x2="11.5cm" svg:y2="10.8cm">
          <text:p/>
        </draw:line>
        <draw:line draw:style-name="gr5" draw:text-style-name="P5" draw:layer="layout" svg:x1="11.5cm" svg:y1="10.8cm" svg:x2="11.5cm" svg:y2="12.8cm">
          <text:p/>
        </draw:line>
        <draw:custom-shape draw:style-name="gr32" draw:text-style-name="P4" draw:layer="layout" svg:width="3cm" svg:height="3.72cm" svg:x="15.2cm" svg:y="11.4cm">
          <text:p text:style-name="P3"><text:span text:style-name="T7"></text:span></text:p>
          <draw:enhanced-geometry svg:viewBox="0 0 21600 21600" draw:type="rectangle" draw:enhanced-path="M 0 0 L 21600 0 21600 21600 0 21600 0 0 Z N"/>
        </draw:custom-shape>
        <draw:custom-shape draw:style-name="gr32" draw:text-style-name="P4" draw:layer="layout" svg:width="3cm" svg:height="3.72cm" svg:x="15.2cm" svg:y="15cm">
          <text:p text:style-name="P3"><text:span text:style-name="T7"></text:span></text:p>
          <draw:enhanced-geometry svg:viewBox="0 0 21600 21600" draw:type="rectangle" draw:enhanced-path="M 0 0 L 21600 0 21600 21600 0 21600 0 0 Z N"/>
        </draw:custom-shape>
        <draw:line draw:style-name="gr14" draw:text-style-name="P5" draw:layer="layout" svg:x1="18.5cm" svg:y1="4.5cm" svg:x2="18.5cm" svg:y2="5.5cm">
          <text:p/>
        </draw:line>
        <draw:line draw:style-name="gr46" draw:text-style-name="P5" draw:layer="layout" svg:x1="18.5cm" svg:y1="5.5cm" svg:x2="18.5cm" svg:y2="6.5cm">
          <text:p/>
        </draw:line>
        <draw:custom-shape draw:style-name="gr47" draw:text-style-name="P4" draw:layer="layout" svg:width="6.332cm" svg:height="2.547cm" svg:x="20.9cm" svg:y="13.2cm">
          <text:p text:style-name="P3"><text:span text:style-name="T3">the default is written on the declaration, not on the definition</text:span></text:p>
          <draw:enhanced-geometry svg:viewBox="0 0 21600 21600" draw:type="mso-spt202" draw:enhanced-path="M 0 0 L 21600 0 21600 21600 0 21600 0 0 Z N"/>
        </draw:custom-shape>
        <draw:custom-shape draw:style-name="gr10" draw:text-style-name="P6"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14" draw:text-style-name="P5" draw:layer="layout" svg:x1="21.4cm" svg:y1="4.5cm" svg:x2="21.4cm" svg:y2="5.5cm">
          <text:p/>
        </draw:line>
        <draw:line draw:style-name="gr46" draw:text-style-name="P5" draw:layer="layout" svg:x1="21.4cm" svg:y1="5.5cm" svg:x2="21.4cm" svg:y2="6.5cm">
          <text:p/>
        </draw:line>
        <draw:custom-shape draw:style-name="gr48" draw:text-style-name="P4" draw:layer="layout" svg:width="6.332cm" svg:height="2.547cm" svg:x="20.9cm" svg:y="17.153cm">
          <text:p text:style-name="P3"><text:span text:style-name="T3">defaults are written on the rightmost parameters</text:span></text:p>
          <draw:enhanced-geometry svg:viewBox="0 0 21600 21600" draw:type="mso-spt202" draw:enhanced-path="M 0 0 L 21600 0 21600 21600 0 21600 0 0 Z N"/>
        </draw:custom-shape>
        <draw:custom-shape draw:style-name="gr10" draw:text-style-name="P6"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 TRUE??</text:p>
              </text:list-item>
              <text:list-item>
                <text:p>can be surpising</text:p>
              </text:list-item>
            </text:list>
          </draw:text-box>
        </draw:frame>
        <draw:custom-shape draw:style-name="gr49" draw:text-style-name="P2" draw:layer="layout" svg:width="20.325cm" svg:height="1.098cm" svg:x="3.5cm" svg:y="13.102cm">
          <text:p><text:span text:style-name="T2">coord make_coord(int x = 0, int y = 0);</text:span></text:p>
          <draw:enhanced-geometry svg:viewBox="0 0 21600 21600" draw:type="rectangle" draw:enhanced-path="M 0 0 L 21600 0 21600 21600 0 21600 0 0 Z N"/>
        </draw:custom-shape>
        <draw:custom-shape draw:style-name="gr50" draw:text-style-name="P2" draw:layer="layout" svg:width="8.126cm" svg:height="1.098cm" svg:x="3.592cm" svg:y="9.802cm">
          <text:p><text:span text:style-name="T2">make_coord(42);</text:span></text:p>
          <draw:enhanced-geometry svg:viewBox="0 0 21600 21600" draw:type="rectangle" draw:enhanced-path="M 0 0 L 21600 0 21600 21600 0 21600 0 0 Z N"/>
        </draw:custom-shape>
        <draw:custom-shape draw:style-name="gr50" draw:text-style-name="P2" draw:layer="layout" svg:width="7.109cm" svg:height="1.098cm" svg:x="3.701cm" svg:y="16.402cm">
          <text:p><text:span text:style-name="T2">make_coord();</text:span></text:p>
          <draw:enhanced-geometry svg:viewBox="0 0 21600 21600" draw:type="rectangle" draw:enhanced-path="M 0 0 L 21600 0 21600 21600 0 21600 0 0 Z N"/>
        </draw:custom-shape>
        <draw:custom-shape draw:style-name="gr51" draw:text-style-name="P2" draw:layer="layout" svg:width="9.142cm" svg:height="1.098cm" svg:x="14.692cm" svg:y="9.9cm">
          <text:p><text:span text:style-name="T2">make_coord(42,0);</text:span></text:p>
          <draw:enhanced-geometry svg:viewBox="0 0 21600 21600" draw:type="rectangle" draw:enhanced-path="M 0 0 L 21600 0 21600 21600 0 21600 0 0 Z N"/>
        </draw:custom-shape>
        <draw:custom-shape draw:style-name="gr52" draw:text-style-name="P2" draw:layer="layout" svg:width="9.142cm" svg:height="1.098cm" svg:x="15.158cm" svg:y="16.402cm">
          <text:p><text:span text:style-name="T2">make_coord(0,0);</text:span></text:p>
          <draw:enhanced-geometry svg:viewBox="0 0 21600 21600" draw:type="rectangle" draw:enhanced-path="M 0 0 L 21600 0 21600 21600 0 21600 0 0 Z N"/>
        </draw:custom-shape>
        <draw:custom-shape draw:style-name="gr44" draw:text-style-name="P5"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5"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5" draw:layer="layout" svg:x1="22.3cm" svg:y1="14.5cm" svg:x2="22.3cm" svg:y2="16.5cm">
          <text:p/>
        </draw:line>
        <draw:line draw:style-name="gr5" draw:text-style-name="P5" draw:layer="layout" svg:x1="22.3cm" svg:y1="13cm" svg:x2="22.3cm" svg:y2="11cm">
          <text:p/>
        </draw:line>
        <draw:line draw:style-name="gr14" draw:text-style-name="P5" draw:layer="layout" svg:x1="16.7cm" svg:y1="14.5cm" svg:x2="16.7cm" svg:y2="15.5cm">
          <text:p/>
        </draw:line>
        <draw:line draw:style-name="gr14" draw:text-style-name="P5" draw:layer="layout" svg:x1="16.7cm" svg:y1="15.5cm" svg:x2="21.2cm" svg:y2="15.5cm">
          <text:p/>
        </draw:line>
        <draw:line draw:style-name="gr5" draw:text-style-name="P5" draw:layer="layout" svg:x1="21.2cm" svg:y1="15.5cm" svg:x2="21.2cm" svg:y2="16.5cm">
          <text:p/>
        </draw:lin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What about when functions differ in their types but not their definition?</text:p>
              </text:list-item>
            </text:list>
          </draw:text-box>
        </draw:frame>
        <draw:custom-shape draw:style-name="gr53" draw:text-style-name="P16" draw:layer="layout" svg:width="16cm" svg:height="3.582cm" svg:x="5cm" svg:y="6cm">
          <text:p><text:span text:style-name="T10">int min(int lhs, int rhs)</text:span></text:p>
          <text:p><text:span text:style-name="T10">{</text:span></text:p>
          <text:p><text:span text:style-name="T10"><text:s text:c="2"/></text:span><text:span text:style-name="T10">return lhs &lt; rhs ? lhs : rhs; </text:span></text:p>
          <text:p><text:span text:style-name="T10">}</text:span></text:p>
          <draw:enhanced-geometry svg:viewBox="0 0 21600 21600" draw:type="rectangle" draw:enhanced-path="M 0 0 L 21600 0 21600 21600 0 21600 0 0 Z N"/>
        </draw:custom-shape>
        <draw:custom-shape draw:style-name="gr54" draw:text-style-name="P16" draw:layer="layout" svg:width="16.334cm" svg:height="3.891cm" svg:x="5cm" svg:y="10.009cm">
          <text:p><text:span text:style-name="T10">double min(double lhs, double rhs)</text:span></text:p>
          <text:p><text:span text:style-name="T10">{</text:span></text:p>
          <text:p><text:span text:style-name="T10"><text:s text:c="2"/></text:span><text:span text:style-name="T10">return lhs &lt; rhs ? lhs : rhs; </text:span></text:p>
          <text:p><text:span text:style-name="T10">}</text:span></text:p>
          <draw:enhanced-geometry svg:viewBox="0 0 21600 21600" draw:type="rectangle" draw:enhanced-path="M 0 0 L 21600 0 21600 21600 0 21600 0 0 Z N"/>
        </draw:custom-shape>
        <draw:custom-shape draw:style-name="gr55" draw:text-style-name="P16" draw:layer="layout" svg:width="16.334cm" svg:height="3.891cm" svg:x="5cm" svg:y="15.7cm">
          <text:p><text:span text:style-name="T10">?? min(?? lhs, ?? rhs)</text:span></text:p>
          <text:p><text:span text:style-name="T10">{</text:span></text:p>
          <text:p><text:span text:style-name="T10"><text:s text:c="2"/></text:span><text:span text:style-name="T10">return lhs &lt; rhs ? lhs : rhs; </text:span></text:p>
          <text:p><text:span text:style-name="T10">}</text:span></text:p>
          <draw:enhanced-geometry svg:viewBox="0 0 21600 21600" draw:type="rectangle" draw:enhanced-path="M 0 0 L 21600 0 21600 21600 0 21600 0 0 Z N"/>
        </draw:custom-shape>
        <draw:line draw:style-name="gr14" draw:text-style-name="P5" draw:layer="layout" svg:x1="4.9cm" svg:y1="7.8cm" svg:x2="2.4cm" svg:y2="7.8cm">
          <text:p/>
        </draw:line>
        <draw:line draw:style-name="gr14" draw:text-style-name="P5" draw:layer="layout" svg:x1="4.9cm" svg:y1="11.9cm" svg:x2="2.4cm" svg:y2="11.9cm">
          <text:p/>
        </draw:line>
        <draw:line draw:style-name="gr14" draw:text-style-name="P5" draw:layer="layout" svg:x1="2.4cm" svg:y1="7.8cm" svg:x2="2.4cm" svg:y2="17.8cm">
          <text:p/>
        </draw:line>
        <draw:line draw:style-name="gr5" draw:text-style-name="P5" draw:layer="layout" svg:x1="2.4cm" svg:y1="17.8cm" svg:x2="4.9cm" svg:y2="17.8cm">
          <text:p/>
        </draw:lin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56" draw:text-style-name="P2" draw:layer="layout" svg:width="16.766cm" svg:height="4.822cm" svg:x="5.234cm" svg:y="6.6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7" draw:text-style-name="P16" draw:layer="layout" svg:width="5cm" svg:height="1.026cm" svg:x="2.5cm" svg:y="12.3cm">
          <text:p><text:span text:style-name="T10">min(4,2)</text:span></text:p>
          <draw:enhanced-geometry svg:viewBox="0 0 21600 21600" draw:type="rectangle" draw:enhanced-path="M 0 0 L 21600 0 21600 21600 0 21600 0 0 Z N"/>
        </draw:custom-shape>
        <draw:custom-shape draw:style-name="gr58" draw:text-style-name="P2" draw:layer="layout" svg:width="16.766cm" svg:height="4.822cm" svg:x="5cm" svg:y="14.5cm">
          <text:p><text:span text:style-name="T2">typedef int 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35" draw:text-style-name="P4" draw:layer="layout" svg:width="15.032cm" svg:height="1.5cm" svg:x="8.968cm" svg:y="12.2cm">
          <text:p text:style-name="P3"><text:span text:style-name="T3">typeof(4) == typeof(2) == int <text:s text:c="15"/>T == int</text:span></text:p>
          <draw:enhanced-geometry svg:viewBox="0 0 21600 21600" draw:type="mso-spt202" draw:enhanced-path="M 0 0 L 21600 0 21600 21600 0 21600 0 0 Z N"/>
        </draw:custom-shape>
        <draw:custom-shape draw:style-name="gr44" draw:text-style-name="P5"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5" draw:layer="layout" svg:width="2cm" svg:height="3cm" svg:x="16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59" draw:text-style-name="P2" draw:layer="layout" svg:width="17.266cm" svg:height="4.822cm" svg:x="4.9cm" svg:y="6.5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9" draw:text-style-name="P2" draw:layer="layout" svg:width="23.883cm" svg:height="4.822cm" svg:x="2.768cm" svg:y="13.578cm">
          <text:p><text:span text:style-name="T2">template&lt;typename Comparable&gt;</text:span></text:p>
          <text:p><text:span text:style-name="T2">Comparable min(Comparable lhs, Comparable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44" draw:text-style-name="P5"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 draw:layer="layout" svg:width="4.532cm" svg:height="1.5cm" svg:x="8.968cm" svg:y="11.9cm">
          <text:p text:style-name="P3"><text:span text:style-name="T3">s/T/comparable/</text:span></text:p>
          <draw:enhanced-geometry svg:viewBox="0 0 21600 21600" draw:type="mso-spt202" draw:enhanced-path="M 0 0 L 21600 0 21600 21600 0 21600 0 0 Z N"/>
        </draw:custom-shape>
        <draw:custom-shape draw:style-name="gr60" draw:text-style-name="P6"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61" draw:text-style-name="P2" draw:layer="layout" svg:width="20.325cm" svg:height="9.477cm" svg:x="3.921cm" svg:y="5.5cm">
          <text:p><text:span text:style-name="T2">template&lt;typename InputIterator, </text:span></text:p>
          <text:p><text:span text:style-name="T2"><text:s text:c="9"/></text:span><text:span text:style-name="T2">typename Function&gt;</text:span></text:p>
          <text:p><text:span text:style-name="T2">Function for_each(InputIterator begin, </text:span></text:p>
          <text:p><text:span text:style-name="T2"><text:s text:c="18"/></text:span><text:span text:style-name="T2">InputIterator end,</text:span></text:p>
          <text:p><text:span text:style-name="T2"><text:s text:c="18"/></text:span><text:span text:style-name="T2">function f)</text:span></text:p>
          <text:p><text:span text:style-name="T2">{</text:span></text:p>
          <text:p><text:span text:style-name="T2"><text:s text:c="4"/></text:span><text:span text:style-name="T2">for (; begin != end; ++begin)</text:span></text:p>
          <text:p><text:span text:style-name="T2"><text:s text:c="8"/></text:span><text:span text:style-name="T2">f(*begin);</text:span></text:p>
          <text:p><text:span text:style-name="T2"><text:s text:c="4"/></text:span><text:span text:style-name="T2">return f;</text:span></text:p>
          <text:p><text:span text:style-name="T2">}</text:span></text:p>
          <draw:enhanced-geometry svg:viewBox="0 0 21600 21600" draw:type="rectangle" draw:enhanced-path="M 0 0 L 21600 0 21600 21600 0 21600 0 0 Z N"/>
        </draw:custom-shape>
        <draw:custom-shape draw:style-name="gr62" draw:text-style-name="P2" draw:layer="layout" svg:width="20.037cm" svg:height="2.029cm" svg:x="3.963cm" svg:y="16.171cm">
          <text:p><text:span text:style-name="T2">const char * str = “Hello”;</text:span></text:p>
          <text:p><text:span text:style-name="T2">for_each(str, str + 5, std::putcha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hard to understand!</text:p>
              </text:list-item>
            </text:list>
          </draw:text-box>
        </draw:frame>
        <draw:custom-shape draw:style-name="gr63" draw:text-style-name="P2" draw:layer="layout" svg:width="20.833cm" svg:height="4cm" svg:x="3.5cm" svg:y="5cm">
          <text:p><text:span text:style-name="T2">void eh()</text:span></text:p>
          <text:p><text:span text:style-name="T2">{ <text:s/>...</text:span></text:p>
          <text:p><text:span text:style-name="T2"><text:s text:c="3"/></text:span><text:span text:style-name="T2">std::for_each(begin, end, s());</text:span></text:p>
          <text:p><text:span text:style-name="T2">}</text:span></text:p>
          <draw:enhanced-geometry svg:viewBox="0 0 21600 21600" draw:type="rectangle" draw:enhanced-path="M 0 0 L 21600 0 21600 21600 0 21600 0 0 Z N"/>
        </draw:custom-shape>
        <draw:custom-shape draw:style-name="gr63" draw:text-style-name="P17" draw:layer="layout" svg:width="26.114cm" svg:height="7.842cm" svg:x="1cm" svg:y="11cm">
          <text:p><text:span text:style-name="T11">In file included from /usr/include/c++/4.4/algorithm:62</text:span></text:p>
          <text:p><text:span text:style-name="T11">...</text:span></text:p>
          <text:p><text:span text:style-name="T11">/usr/include/c++/4.4/bits/stl_algo.h: In function</text:span></text:p>
          <text:p><text:span text:style-name="T11"><text:s text:c="2"/></text:span><text:span text:style-name="T11">'_Funct std::for_each(_IIter, IIter, _Funct)</text:span></text:p>
          <text:p><text:span text:style-name="T11"><text:s text:c="2"/></text:span><text:span text:style-name="T11">[with __Iter = int*, _Funct = s]'</text:span></text:p>
          <text:p><text:span text:style-name="T11">...</text:span></text:p>
          <text:p><text:span text:style-name="T11">instantiated from here</text:span></text:p>
          <text:p><text:span text:style-name="T11">/usr/include/c++/4.4/bits/stl_algo.h:4200:</text:span></text:p>
          <text:p><text:span text:style-name="T11"><text:s text:c="2"/></text:span><text:span text:style-name="T11">error: no match for call to '(s) (int&amp;)' </text:span></text:p>
          <draw:enhanced-geometry svg:viewBox="0 0 21600 21600" draw:type="rectangle" draw:enhanced-path="M 0 0 L 21600 0 21600 21600 0 21600 0 0 Z N"/>
        </draw:custom-shape>
        <draw:custom-shape draw:style-name="gr44" draw:text-style-name="P5"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64" draw:text-style-name="P18" draw:layer="layout" svg:width="9.017cm" svg:height="7.951cm" svg:x="1.183cm" svg:y="11.049cm">
          <text:p><text:span text:style-name="T12">void f(int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2);</text:span></text:p>
          <text:p><text:span text:style-name="T12">}</text:span></text:p>
          <draw:enhanced-geometry svg:viewBox="0 0 21600 21600" draw:type="rectangle" draw:enhanced-path="M 0 0 L 21600 0 21600 21600 0 21600 0 0 Z N"/>
        </draw:custom-shape>
        <draw:custom-shape draw:style-name="gr65" draw:text-style-name="P18" draw:layer="layout" svg:width="9.827cm" svg:height="7.951cm" svg:x="8.973cm" svg:y="9cm">
          <text:p><text:span text:style-name="T12">void f(int *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amp;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66" draw:text-style-name="P18" draw:layer="layout" svg:width="9.327cm" svg:height="7.951cm" svg:x="17.673cm" svg:y="6.949cm">
          <text:p><text:span text:style-name="T12">void f(int &amp; value)</text:span></text:p>
          <text:p><text:span text:style-name="T12">{</text:span></text:p>
          <text:p><text:span text:style-name="T12"><text:s text:c="4"/></text:span><text:span text:style-name="T12">value++;</text:span></text:p>
          <text:p><text:span text:style-name="T12">}</text:span></text:p>
          <text:p><text:span text:style-name="T12">int main()</text:span></text:p>
          <text:p><text:span text:style-name="T12">{</text:span></text:p>
          <text:p><text:span text:style-name="T12"><text:s text:c="4"/></text:span><text:span text:style-name="T12">int x = 42;</text:span></text:p>
          <text:p><text:span text:style-name="T12"><text:s text:c="4"/></text:span><text:span text:style-name="T12">f(x);</text:span></text:p>
          <text:p><text:span text:style-name="T12"><text:s text:c="4"/></text:span><text:span text:style-name="T12">assert(x == 43);</text:span></text:p>
          <text:p><text:span text:style-name="T12">}</text:span></text:p>
          <draw:enhanced-geometry svg:viewBox="0 0 21600 21600" draw:type="rectangle" draw:enhanced-path="M 0 0 L 21600 0 21600 21600 0 21600 0 0 Z N"/>
        </draw:custom-shape>
        <draw:custom-shape draw:style-name="gr47" draw:text-style-name="P4" draw:layer="layout" svg:width="6.032cm" svg:height="1.785cm" svg:x="19.468cm" svg:y="17.5cm">
          <text:p text:style-name="P3"><text:span text:style-name="T3">Note this is not</text:span></text:p>
          <text:p text:style-name="P3"><text:span text:style-name="T3">f(&amp;x);</text:span></text:p>
          <draw:enhanced-geometry svg:viewBox="0 0 21600 21600" draw:type="mso-spt202" draw:enhanced-path="M 0 0 L 21600 0 21600 21600 0 21600 0 0 Z N"/>
        </draw:custom-shape>
        <draw:line draw:style-name="gr14" draw:text-style-name="P5" draw:layer="layout" svg:x1="18.5cm" svg:y1="18.5cm" svg:x2="18.5cm" svg:y2="17cm">
          <text:p/>
        </draw:line>
        <draw:line draw:style-name="gr14" draw:text-style-name="P5" draw:layer="layout" svg:x1="18.5cm" svg:y1="18.5cm" svg:x2="19.5cm" svg:y2="18.5cm">
          <text:p/>
        </draw:line>
        <draw:line draw:style-name="gr18" draw:text-style-name="P5" draw:layer="layout" svg:x1="18.5cm" svg:y1="17cm" svg:x2="18.5cm" svg:y2="13cm">
          <text:p/>
        </draw:line>
        <draw:line draw:style-name="gr15" draw:text-style-name="P5" draw:layer="layout" svg:x1="18.5cm" svg:y1="13cm" svg:x2="19.5cm" svg:y2="13cm">
          <text:p/>
        </draw:line>
        <draw:line draw:style-name="gr5" draw:text-style-name="P5" draw:layer="layout" svg:x1="22.8cm" svg:y1="5.4cm" svg:x2="22.8cm" svg:y2="6.9cm">
          <text:p/>
        </draw:lin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non-const &amp; when the function modifies the argument</text:p>
              </text:list-item>
              <text:list-item>
                <text:p>by copy when the argument is a primitive type (eg int, bool, enum)</text:p>
              </text:list-item>
              <text:list-item>
                <text:p>by pointer to indicate lifetime consideration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67" draw:text-style-name="P2" draw:layer="layout" svg:width="16.258cm" svg:height="2.96cm" svg:x="4.051cm" svg:y="7.5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67" draw:text-style-name="P2" draw:layer="layout" svg:width="16.258cm" svg:height="2.029cm" svg:x="4.042cm" svg:y="15.38cm">
          <text:p><text:span text:style-name="T2">date deadline, today;</text:span></text:p>
          <text:p><text:span text:style-name="T2">if (deadline == today)...</text:span></text:p>
          <draw:enhanced-geometry svg:viewBox="0 0 21600 21600" draw:type="rectangle" draw:enhanced-path="M 0 0 L 21600 0 21600 21600 0 21600 0 0 Z N"/>
        </draw:custom-shape>
        <draw:custom-shape draw:style-name="gr32" draw:text-style-name="P4" draw:layer="layout" svg:width="3.5cm" svg:height="3.72cm" svg:x="20.5cm" svg:y="15.48cm">
          <text:p text:style-name="P3"><text:span text:style-name="T7"></text:span></text:p>
          <draw:enhanced-geometry svg:viewBox="0 0 21600 21600" draw:type="rectangle" draw:enhanced-path="M 0 0 L 21600 0 21600 21600 0 21600 0 0 Z N"/>
        </draw:custom-shape>
        <draw:custom-shape draw:style-name="gr68" draw:text-style-name="P2" draw:layer="layout" svg:width="22.866cm" svg:height="2.029cm" svg:x="2.911cm" svg:y="12.649cm">
          <text:p><text:span text:style-name="T2">struct date { ... };</text:span></text:p>
          <text:p><text:span text:style-name="T2">bool operator==(const date &amp;, const date &amp;);</text:span></text:p>
          <draw:enhanced-geometry svg:viewBox="0 0 21600 21600" draw:type="rectangle" draw:enhanced-path="M 0 0 L 21600 0 21600 21600 0 21600 0 0 Z N"/>
        </draw:custom-shape>
        <draw:custom-shape draw:style-name="gr32" draw:text-style-name="P4" draw:layer="layout" svg:width="3.5cm" svg:height="3.72cm" svg:x="20.5cm" svg:y="7.18cm">
          <text:p text:style-name="P3"><text:span text:style-name="T7"></text:span></text:p>
          <draw:enhanced-geometry svg:viewBox="0 0 21600 21600" draw:type="rectangle" draw:enhanced-path="M 0 0 L 21600 0 21600 21600 0 21600 0 0 Z N"/>
        </draw:custom-shape>
        <draw:custom-shape draw:style-name="gr60" draw:text-style-name="P6"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8.242cm" svg:height="1.173cm" svg:x="13.4cm" svg:y="18.327cm">
          <text:p text:style-name="P3"><text:span text:style-name="T3">infix notation</text:span></text:p>
          <draw:enhanced-geometry svg:viewBox="0 0 21600 21600" draw:type="mso-spt202" draw:enhanced-path="M 0 0 L 21600 0 21600 21600 0 21600 0 0 Z N"/>
        </draw:custom-shape>
        <draw:line draw:style-name="gr14" draw:text-style-name="P5" draw:layer="layout" svg:x1="12.9cm" svg:y1="19cm" svg:x2="11.4cm" svg:y2="19cm">
          <text:p/>
        </draw:line>
        <draw:line draw:style-name="gr5" draw:text-style-name="P5" draw:layer="layout" svg:x1="11.4cm" svg:y1="19cm" svg:x2="11.4cm" svg:y2="17.5cm">
          <text:p/>
        </draw:lin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 draw:text-style-name="P13"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4">uniform</text:span> syntax</text:p>
              </text:list-item>
            </text:list>
          </draw:text-box>
        </draw:frame>
        <draw:custom-shape draw:style-name="gr59" draw:text-style-name="P2" draw:layer="layout" svg:width="17.266cm" svg:height="4.822cm" svg:x="3.6cm" svg:y="5.878cm">
          <text:p><text:span text:style-name="T2">template&lt;typename T &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69" draw:text-style-name="P12" draw:layer="layout" svg:width="20.532cm" svg:height="1.7cm" svg:x="5.068cm" svg:y="11.2cm">
          <text:p text:style-name="P3"><text:span text:style-name="T13">this definition requires T supports the &lt; operator </text:span></text:p>
          <draw:enhanced-geometry svg:viewBox="0 0 21600 21600" draw:type="mso-spt202" draw:enhanced-path="M 0 0 L 21600 0 21600 21600 0 21600 0 0 Z N"/>
        </draw:custom-shape>
        <draw:line draw:style-name="gr14" draw:text-style-name="P5" draw:layer="layout" svg:x1="5.1cm" svg:y1="12.2cm" svg:x2="4.1cm" svg:y2="12.2cm">
          <text:p/>
        </draw:line>
        <draw:line draw:style-name="gr5" draw:text-style-name="P5" draw:layer="layout" svg:x1="4.1cm" svg:y1="12.2cm" svg:x2="4.1cm" svg:y2="11.2cm">
          <text:p/>
        </draw:line>
        <draw:custom-shape draw:style-name="gr70" draw:text-style-name="P2" draw:layer="layout" svg:width="22.358cm" svg:height="2.029cm" svg:x="2.756cm" svg:y="13.4cm">
          <text:p><text:span text:style-name="T2">struct date { ... };</text:span></text:p>
          <text:p><text:span text:style-name="T2">bool operator&lt;(const date &amp;, const date &amp;);</text:span></text:p>
          <draw:enhanced-geometry svg:viewBox="0 0 21600 21600" draw:type="rectangle" draw:enhanced-path="M 0 0 L 21600 0 21600 21600 0 21600 0 0 Z N"/>
        </draw:custom-shape>
        <draw:custom-shape draw:style-name="gr71" draw:text-style-name="P2" draw:layer="layout" svg:width="18.524cm" svg:height="2.96cm" svg:x="3.476cm" svg:y="16.4cm">
          <text:p><text:span text:style-name="T2">date earliest,estimate; </text:span></text:p>
          <text:p><text:span text:style-name="T2">...</text:span></text:p>
          <text:p><text:span text:style-name="T2">earliest = min(earliest, estimate);</text:span></text:p>
          <draw:enhanced-geometry svg:viewBox="0 0 21600 21600" draw:type="rectangle" draw:enhanced-path="M 0 0 L 21600 0 21600 21600 0 21600 0 0 Z N"/>
        </draw:custom-shape>
        <draw:custom-shape draw:style-name="gr32" draw:text-style-name="P4" draw:layer="layout" svg:width="3.5cm" svg:height="3.72cm" svg:x="22.2cm" svg:y="16.18cm">
          <text:p text:style-name="P3"><text:span text:style-name="T7"></text:span></text:p>
          <draw:enhanced-geometry svg:viewBox="0 0 21600 21600" draw:type="rectangle" draw:enhanced-path="M 0 0 L 21600 0 21600 21600 0 21600 0 0 Z N"/>
        </draw:custom-shape>
        <draw:custom-shape draw:style-name="gr60" draw:text-style-name="P6"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6"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5" draw:layer="layout" svg:x1="12.7cm" svg:y1="7cm" svg:x2="11.2cm" svg:y2="8.5cm">
          <text:p/>
        </draw:lin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END OF CHAPTER HERE?</text:p>
          </draw:text-box>
        </draw:frame>
        <draw:frame presentation:style-name="pr2" draw:layer="layout" svg:width="25.199cm" svg:height="17cm" svg:x="1.4cm" svg:y="3cm" presentation:class="outline">
          <draw:text-box>
            <text:list text:style-name="L2">
              <text:list-item>
                <text:p>possibly...</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59" draw:text-style-name="P2" draw:layer="layout" svg:width="17.266cm" svg:height="4.822cm" svg:x="3cm" svg:y="4.1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3" draw:text-style-name="P2" draw:layer="layout" svg:width="22.358cm" svg:height="4.822cm" svg:x="3cm" svg:y="12.3cm">
          <text:p><text:span text:style-name="T2">template&lt;typename T&gt;</text:span></text:p>
          <text:p><text:span text:style-name="T2">const T &amp; min(const T &amp; lhs, const T &amp;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4" draw:text-style-name="P12" draw:layer="layout" svg:width="20.532cm" svg:height="2.631cm" svg:x="4.468cm" svg:y="9.1cm">
          <text:p text:style-name="P3"><text:span text:style-name="T13">this definition requires T supports the &lt; operator </text:span></text:p>
          <text:p text:style-name="P3"><text:span text:style-name="T14">and</text:span><text:span text:style-name="T13"> be copyable</text:span></text:p>
          <draw:enhanced-geometry svg:viewBox="0 0 21600 21600" draw:type="mso-spt202" draw:enhanced-path="M 0 0 L 21600 0 21600 21600 0 21600 0 0 Z N"/>
        </draw:custom-shape>
        <draw:custom-shape draw:style-name="gr74" draw:text-style-name="P12" draw:layer="layout" svg:width="20.532cm" svg:height="2.631cm" svg:x="4.8cm" svg:y="17.8cm">
          <text:p text:style-name="P3"><text:span text:style-name="T13">this definition requires T supports the &lt; operator </text:span></text:p>
          <draw:enhanced-geometry svg:viewBox="0 0 21600 21600" draw:type="mso-spt202" draw:enhanced-path="M 0 0 L 21600 0 21600 21600 0 21600 0 0 Z N"/>
        </draw:custom-shape>
        <draw:line draw:style-name="gr14" draw:text-style-name="P5" draw:layer="layout" svg:x1="4.5cm" svg:y1="10.5cm" svg:x2="3.5cm" svg:y2="10.5cm">
          <text:p/>
        </draw:line>
        <draw:line draw:style-name="gr5" draw:text-style-name="P5" draw:layer="layout" svg:x1="3.5cm" svg:y1="10.5cm" svg:x2="3.5cm" svg:y2="9.5cm">
          <text:p/>
        </draw:line>
        <draw:line draw:style-name="gr14" draw:text-style-name="P5" draw:layer="layout" svg:x1="4.5cm" svg:y1="18.6cm" svg:x2="3.5cm" svg:y2="18.6cm">
          <text:p/>
        </draw:line>
        <draw:line draw:style-name="gr5" draw:text-style-name="P5" draw:layer="layout" svg:x1="3.5cm" svg:y1="18.6cm" svg:x2="3.5cm" svg:y2="17.6cm">
          <text:p/>
        </draw:lin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Function Templates Inclusion</text:p>
          </draw:text-box>
        </draw:frame>
        <draw:frame presentation:style-name="pr2" draw:layer="layout" svg:width="25.199cm" svg:height="17cm" svg:x="1.4cm" svg:y="3cm" presentation:class="outline">
          <draw:text-box>
            <text:list text:style-name="L2">
              <text:list-item>
                <text:p>Don't use the normal header file-source file separation model for templates - it doesn't work</text:p>
              </text:list-item>
            </text:list>
          </draw:text-box>
        </draw:frame>
        <draw:custom-shape draw:style-name="gr75" draw:text-style-name="P18" draw:layer="layout" svg:width="11.941cm" svg:height="3.8cm" svg:x="2.48cm" svg:y="7.7cm">
          <text:p><text:span text:style-name="T12">template&lt;typename T&gt;</text:span></text:p>
          <text:p><text:span text:style-name="T12">T min(T lhs, T rhs);</text:span></text:p>
          <text:p><text:span text:style-name="T12"/></text:p>
          <text:p><text:span text:style-name="T12">#include “min-template.hpp”</text:span></text:p>
          <draw:enhanced-geometry svg:viewBox="0 0 21600 21600" draw:type="rectangle" draw:enhanced-path="M 0 0 L 21600 0 21600 21600 0 21600 0 0 Z N"/>
        </draw:custom-shape>
        <draw:custom-shape draw:style-name="gr4" draw:text-style-name="P4" draw:layer="layout" svg:width="8.242cm" svg:height="1.173cm" svg:x="2.384cm" svg:y="6.548cm">
          <text:p text:style-name="P3"><text:span text:style-name="T3">min.hpp</text:span></text:p>
          <draw:enhanced-geometry svg:viewBox="0 0 21600 21600" draw:type="mso-spt202" draw:enhanced-path="M 0 0 L 21600 0 21600 21600 0 21600 0 0 Z N"/>
        </draw:custom-shape>
        <draw:custom-shape draw:style-name="gr75" draw:text-style-name="P18" draw:layer="layout" svg:width="11.941cm" svg:height="4.843cm" svg:x="2.46cm" svg:y="14.1cm">
          <text:p><text:span text:style-name="T12">template&lt;typename T&gt;</text:span></text:p>
          <text:p><text:span text:style-name="T12">T min(T lhs, T rhs)</text:span></text:p>
          <text:p><text:span text:style-name="T12">{</text:span></text:p>
          <text:p><text:span text:style-name="T12"><text:s text:c="2"/></text:span><text:span text:style-name="T12">return lhs &lt; rhs </text:span></text:p>
          <text:p><text:span text:style-name="T12"><text:s text:c="4"/></text:span><text:span text:style-name="T12">? lhs : rhs;</text:span></text:p>
          <text:p><text:span text:style-name="T12">}</text:span></text:p>
          <draw:enhanced-geometry svg:viewBox="0 0 21600 21600" draw:type="rectangle" draw:enhanced-path="M 0 0 L 21600 0 21600 21600 0 21600 0 0 Z N"/>
        </draw:custom-shape>
        <draw:custom-shape draw:style-name="gr4" draw:text-style-name="P4" draw:layer="layout" svg:width="8.242cm" svg:height="1.173cm" svg:x="2.384cm" svg:y="12.759cm">
          <text:p text:style-name="P3"><text:span text:style-name="T3">min-template.hpp</text:span></text:p>
          <draw:enhanced-geometry svg:viewBox="0 0 21600 21600" draw:type="mso-spt202" draw:enhanced-path="M 0 0 L 21600 0 21600 21600 0 21600 0 0 Z N"/>
        </draw:custom-shape>
        <draw:custom-shape draw:style-name="gr76" draw:text-style-name="P18" draw:layer="layout" svg:width="9.441cm" svg:height="4.843cm" svg:x="16.459cm" svg:y="10.5cm">
          <text:p><text:span text:style-name="T12">template&lt;typename T&gt;</text:span></text:p>
          <text:p><text:span text:style-name="T12">T min(T lhs, T rhs)</text:span></text:p>
          <text:p><text:span text:style-name="T12">{</text:span></text:p>
          <text:p><text:span text:style-name="T12"><text:s text:c="2"/></text:span><text:span text:style-name="T12">return lhs &lt; rhs</text:span></text:p>
          <text:p><text:span text:style-name="T12"><text:s text:c="4"/></text:span><text:span text:style-name="T12">? lhs : rhs;</text:span></text:p>
          <text:p><text:span text:style-name="T12">}</text:span></text:p>
          <draw:enhanced-geometry svg:viewBox="0 0 21600 21600" draw:type="rectangle" draw:enhanced-path="M 0 0 L 21600 0 21600 21600 0 21600 0 0 Z N"/>
        </draw:custom-shape>
        <draw:custom-shape draw:style-name="gr4" draw:text-style-name="P4" draw:layer="layout" svg:width="8.242cm" svg:height="1.173cm" svg:x="16.489cm" svg:y="9.34cm">
          <text:p text:style-name="P3"><text:span text:style-name="T3">min.hpp</text:span></text:p>
          <draw:enhanced-geometry svg:viewBox="0 0 21600 21600" draw:type="mso-spt202" draw:enhanced-path="M 0 0 L 21600 0 21600 21600 0 21600 0 0 Z N"/>
        </draw:custom-shape>
        <draw:line draw:style-name="gr5" draw:text-style-name="P5" draw:layer="layout" svg:x1="11.3cm" svg:y1="10.9cm" svg:x2="11.3cm" svg:y2="13.9cm">
          <text:p/>
        </draw:lin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3"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Originally added to C++ to support operator overloading</text:p>
              </text:list-item>
            </text:list>
          </draw:text-box>
        </draw:frame>
        <draw:custom-shape draw:style-name="gr77" draw:text-style-name="P2" draw:layer="layout" svg:width="16.258cm" svg:height="2.96cm" svg:x="4.051cm" svg:y="6.2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78" draw:text-style-name="P2" draw:layer="layout" svg:width="16.258cm" svg:height="2.029cm" svg:x="4.042cm" svg:y="15.38cm">
          <text:p><text:span text:style-name="T2">date deadline, today;</text:span></text:p>
          <text:p><text:span text:style-name="T2">if (&amp;deadline == &amp;today)...</text:span></text:p>
          <draw:enhanced-geometry svg:viewBox="0 0 21600 21600" draw:type="rectangle" draw:enhanced-path="M 0 0 L 21600 0 21600 21600 0 21600 0 0 Z N"/>
        </draw:custom-shape>
        <draw:custom-shape draw:style-name="gr79" draw:text-style-name="P2" draw:layer="layout" svg:width="22.866cm" svg:height="2.029cm" svg:x="1.911cm" svg:y="11.749cm">
          <text:p><text:span text:style-name="T2">struct date { ... };</text:span></text:p>
          <text:p><text:span text:style-name="T2">bool operator==(const date *, const date *);</text:span></text:p>
          <draw:enhanced-geometry svg:viewBox="0 0 21600 21600" draw:type="rectangle" draw:enhanced-path="M 0 0 L 21600 0 21600 21600 0 21600 0 0 Z N"/>
        </draw:custom-shape>
        <draw:custom-shape draw:style-name="gr32" draw:text-style-name="P4" draw:layer="layout" svg:width="3.5cm" svg:height="3.72cm" svg:x="20.5cm" svg:y="5.88cm">
          <text:p text:style-name="P3"><text:span text:style-name="T7"></text:span></text:p>
          <draw:enhanced-geometry svg:viewBox="0 0 21600 21600" draw:type="rectangle" draw:enhanced-path="M 0 0 L 21600 0 21600 21600 0 21600 0 0 Z N"/>
        </draw:custom-shape>
        <draw:custom-shape draw:style-name="gr4" draw:text-style-name="P4" draw:layer="layout" svg:width="8.242cm" svg:height="1.173cm" svg:x="15.3cm" svg:y="18.327cm">
          <text:p text:style-name="P3"><text:span text:style-name="T3">non idiomatic</text:span></text:p>
          <draw:enhanced-geometry svg:viewBox="0 0 21600 21600" draw:type="mso-spt202" draw:enhanced-path="M 0 0 L 21600 0 21600 21600 0 21600 0 0 Z N"/>
        </draw:custom-shape>
        <draw:line draw:style-name="gr14" draw:text-style-name="P5" draw:layer="layout" svg:x1="14.8cm" svg:y1="19cm" svg:x2="6.5cm" svg:y2="19cm">
          <text:p/>
        </draw:line>
        <draw:line draw:style-name="gr5" draw:text-style-name="P5" draw:layer="layout" svg:x1="13.2cm" svg:y1="19cm" svg:x2="13.2cm" svg:y2="17.5cm">
          <text:p/>
        </draw:line>
        <draw:line draw:style-name="gr5" draw:text-style-name="P5" draw:layer="layout" svg:x1="6.515cm" svg:y1="19cm" svg:x2="6.515cm" svg:y2="17.5cm">
          <text:p/>
        </draw:line>
        <draw:line draw:style-name="gr5" draw:text-style-name="P5" draw:layer="layout" svg:x1="16.1cm" svg:y1="14.9cm" svg:x2="16.1cm" svg:y2="13.9cm">
          <text:p/>
        </draw:line>
        <draw:line draw:style-name="gr5" draw:text-style-name="P5" draw:layer="layout" svg:x1="23.2cm" svg:y1="14.9cm" svg:x2="23.2cm" svg:y2="13.9cm">
          <text:p/>
        </draw:line>
        <draw:custom-shape draw:style-name="gr33" draw:text-style-name="P4" draw:layer="layout" svg:width="2.016cm" svg:height="2.787cm" svg:x="20.441cm" svg:y="15.04cm">
          <text:p text:style-name="P3"><text:span text:style-name="T6"></text:span></text:p>
          <draw:enhanced-geometry svg:viewBox="0 0 21600 21600" draw:type="rectangle" draw:enhanced-path="M 0 0 L 21600 0 21600 21600 0 21600 0 0 Z N"/>
        </draw:custom-shape>
        <draw:custom-shape draw:style-name="gr33" draw:text-style-name="P4" draw:layer="layout" svg:width="2.016cm" svg:height="2.787cm" svg:x="24.641cm" svg:y="11.141cm">
          <text:p text:style-name="P3"><text:span text:style-name="T6"></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62H45M08S</meta:editing-duration>
    <meta:editing-cycles>83</meta:editing-cycles>
    <dc:date>2011-03-09T11:20:59</dc:date>
    <meta:generator>NeoOffice/3.1.2$Unix OpenOffice.org_project/Patch 4</meta:generator>
    <meta:document-statistic meta:object-count="508"/>
  </office:meta>
</office:document-meta>
</file>